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1.1264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0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17">
      <style:table-cell-properties style:text-align-source="fix" style:repeat-content="fals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inInterpComparison" table:style-name="ta1" table:print="false">
        <table:table-column table:style-name="co1" table:default-cell-style-name="Default"/>
        <table:table-column table:style-name="co1" table:number-columns-repeated="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2">
          <table:table-cell table:style-name="ce1"/>
          <table:table-cell table:style-name="ce2" table:number-columns-repeated="2"/>
          <table:table-cell table:style-name="ce2" office:value-type="string" table:number-columns-spanned="4" table:number-rows-spanned="1">
            <text:p>Taylor Vs. Linear Interpolation Comparison for Sin</text:p>
          </table:table-cell>
          <table:covered-table-cell table:number-columns-repeated="3" table:style-name="ce2"/>
          <table:table-cell table:style-name="ce2" table:number-columns-repeated="2"/>
          <table:table-cell table:style-name="ce1"/>
        </table:table-row>
        <table:table-row table:style-name="ro2" table:number-rows-repeated="2">
          <table:table-cell table:style-name="ce1"/>
          <table:table-cell table:style-name="ce2" table:number-columns-repeated="8"/>
          <table:table-cell table:style-name="ce1"/>
        </table:table-row>
        <table:table-row table:style-name="ro2">
          <table:table-cell table:style-name="ce1"/>
          <table:table-cell table:style-name="ce2" table:number-columns-repeated="4"/>
          <table:table-cell table:style-name="ce3"/>
          <table:table-cell table:style-name="ce2" table:number-columns-repeated="3"/>
          <table:table-cell table:style-name="ce1"/>
        </table:table-row>
        <table:table-row table:style-name="ro3">
          <table:table-cell table:style-name="ce1"/>
          <table:table-cell table:style-name="ce3" office:value-type="string">
            <text:p>Angle </text:p>
          </table:table-cell>
          <table:table-cell table:style-name="ce3" office:value-type="string">
            <text:p>Angle</text:p>
          </table:table-cell>
          <table:table-cell table:style-name="ce2" table:number-columns-repeated="2"/>
          <table:table-cell table:style-name="ce3" office:value-type="string">
            <text:p>Linear Interp</text:p>
          </table:table-cell>
          <table:table-cell table:style-name="ce3" office:value-type="string">
            <text:p>Taylor Interp</text:p>
          </table:table-cell>
          <table:table-cell table:style-name="ce3" office:value-type="string">
            <text:p>Linear Error</text:p>
          </table:table-cell>
          <table:table-cell table:style-name="ce3" office:value-type="string">
            <text:p>Taylor Error</text:p>
          </table:table-cell>
          <table:table-cell table:style-name="ce1"/>
        </table:table-row>
        <table:table-row table:style-name="ro2">
          <table:table-cell table:style-name="ce1"/>
          <table:table-cell table:style-name="ce3" office:value-type="string">
            <text:p>Degrees</text:p>
          </table:table-cell>
          <table:table-cell table:style-name="ce3" office:value-type="string">
            <text:p>Radians</text:p>
          </table:table-cell>
          <table:table-cell table:style-name="ce5" office:value-type="string">
            <text:p>Sin</text:p>
          </table:table-cell>
          <table:table-cell table:style-name="ce5" office:value-type="string">
            <text:p>Cos</text:p>
          </table:table-cell>
          <table:table-cell table:number-columns-repeated="4" table:style-name="ce3" office:value-type="string">
            <text:p>Sin</text:p>
          </table:table-cell>
          <table:table-cell table:style-name="ce1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-200">
            <text:p>-200.0000</text:p>
          </table:table-cell>
          <table:table-cell table:formula="of:=[.B9]*ATAN(1)/45" office:value-type="float" office:value="-3.49065850398866">
            <text:p>-3.4907</text:p>
          </table:table-cell>
          <table:table-cell table:formula="of:=SIN([.C9])" office:value-type="float" office:value="0.342020143325669">
            <text:p>0.3420</text:p>
          </table:table-cell>
          <table:table-cell table:formula="of:=COS([.C9])" office:value-type="float" office:value="-0.939692620785908">
            <text:p>-0.9397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-180">
            <text:p>-180.0000</text:p>
          </table:table-cell>
          <table:table-cell table:formula="of:=[.B10]*ATAN(1)/45" office:value-type="float" office:value="-3.14159265358979">
            <text:p>-3.1416</text:p>
          </table:table-cell>
          <table:table-cell table:formula="of:=SIN([.C10])" office:value-type="float" office:value="-1.22464679914735E-016">
            <text:p>0.0000</text:p>
          </table:table-cell>
          <table:table-cell table:formula="of:=COS([.C10])" office:value-type="float" office:value="-1">
            <text:p>-1.0000</text:p>
          </table:table-cell>
          <table:table-cell table:formula="of:=[.D9]+([.D11]-[.D9])*([.C10]-[.C9])/([.C11]-[.C9])" office:value-type="float" office:value="0">
            <text:p>0.0000</text:p>
          </table:table-cell>
          <table:table-cell table:formula="of:=[.D9]+([.C10]-[.C9])*[.E9]" office:value-type="float" office:value="0.0140055395374964">
            <text:p>0.0140</text:p>
          </table:table-cell>
          <table:table-cell table:formula="of:=[.D10]-[.F10]" office:value-type="float" office:value="-1.22464679914735E-016">
            <text:p>0.0000</text:p>
          </table:table-cell>
          <table:table-cell table:formula="of:=[.D10]-[.G10]" office:value-type="float" office:value="-0.0140055395374966">
            <text:p>-0.0140</text:p>
          </table:table-cell>
          <table:table-cell/>
        </table:table-row>
        <table:table-row table:style-name="ro1">
          <table:table-cell/>
          <table:table-cell office:value-type="float" office:value="-160">
            <text:p>-160.0000</text:p>
          </table:table-cell>
          <table:table-cell table:formula="of:=[.B11]*ATAN(1)/45" office:value-type="float" office:value="-2.79252680319093">
            <text:p>-2.7925</text:p>
          </table:table-cell>
          <table:table-cell table:formula="of:=SIN([.C11])" office:value-type="float" office:value="-0.342020143325669">
            <text:p>-0.3420</text:p>
          </table:table-cell>
          <table:table-cell table:formula="of:=COS([.C11])" office:value-type="float" office:value="-0.939692620785908">
            <text:p>-0.9397</text:p>
          </table:table-cell>
          <table:table-cell table:formula="of:=[.D10]+([.D12]-[.D10])*([.C11]-[.C10])/([.C12]-[.C10])" office:value-type="float" office:value="-0.32139380484327">
            <text:p>-0.3214</text:p>
          </table:table-cell>
          <table:table-cell table:formula="of:=[.D10]+([.C11]-[.C10])*[.E10]" office:value-type="float" office:value="-0.349065850398866">
            <text:p>-0.3491</text:p>
          </table:table-cell>
          <table:table-cell table:formula="of:=[.D11]-[.F11]" office:value-type="float" office:value="-0.0206263384823991">
            <text:p>-0.0206</text:p>
          </table:table-cell>
          <table:table-cell table:formula="of:=[.D11]-[.G11]" office:value-type="float" office:value="0.00704570707319718">
            <text:p>0.0070</text:p>
          </table:table-cell>
          <table:table-cell/>
        </table:table-row>
        <table:table-row table:style-name="ro1">
          <table:table-cell/>
          <table:table-cell office:value-type="float" office:value="-140">
            <text:p>-140.0000</text:p>
          </table:table-cell>
          <table:table-cell table:formula="of:=[.B12]*ATAN(1)/45" office:value-type="float" office:value="-2.44346095279206">
            <text:p>-2.4435</text:p>
          </table:table-cell>
          <table:table-cell table:formula="of:=SIN([.C12])" office:value-type="float" office:value="-0.642787609686539">
            <text:p>-0.6428</text:p>
          </table:table-cell>
          <table:table-cell table:formula="of:=COS([.C12])" office:value-type="float" office:value="-0.766044443118978">
            <text:p>-0.7660</text:p>
          </table:table-cell>
          <table:table-cell table:formula="of:=[.D11]+([.D13]-[.D11])*([.C12]-[.C11])/([.C13]-[.C11])" office:value-type="float" office:value="-0.604022773555054">
            <text:p>-0.6040</text:p>
          </table:table-cell>
          <table:table-cell table:formula="of:=[.D11]+([.C12]-[.C11])*[.E11]" office:value-type="float" office:value="-0.670034747113841">
            <text:p>-0.6700</text:p>
          </table:table-cell>
          <table:table-cell table:formula="of:=[.D12]-[.F12]" office:value-type="float" office:value="-0.0387648361314856">
            <text:p>-0.0388</text:p>
          </table:table-cell>
          <table:table-cell table:formula="of:=[.D12]-[.G12]" office:value-type="float" office:value="0.0272471374273016">
            <text:p>0.0272</text:p>
          </table:table-cell>
          <table:table-cell/>
        </table:table-row>
        <table:table-row table:style-name="ro1">
          <table:table-cell/>
          <table:table-cell office:value-type="float" office:value="-120">
            <text:p>-120.0000</text:p>
          </table:table-cell>
          <table:table-cell table:formula="of:=[.B13]*ATAN(1)/45" office:value-type="float" office:value="-2.0943951023932">
            <text:p>-2.0944</text:p>
          </table:table-cell>
          <table:table-cell table:formula="of:=SIN([.C13])" office:value-type="float" office:value="-0.866025403784439">
            <text:p>-0.8660</text:p>
          </table:table-cell>
          <table:table-cell table:formula="of:=COS([.C13])" office:value-type="float" office:value="-0.5">
            <text:p>-0.5000</text:p>
          </table:table-cell>
          <table:table-cell table:formula="of:=[.D12]+([.D14]-[.D12])*([.C13]-[.C12])/([.C14]-[.C12])" office:value-type="float" office:value="-0.813797681349374">
            <text:p>-0.8138</text:p>
          </table:table-cell>
          <table:table-cell table:formula="of:=[.D12]+([.C13]-[.C12])*[.E12]" office:value-type="float" office:value="-0.910187564667191">
            <text:p>-0.9102</text:p>
          </table:table-cell>
          <table:table-cell table:formula="of:=[.D13]-[.F13]" office:value-type="float" office:value="-0.0522277224350649">
            <text:p>-0.0522</text:p>
          </table:table-cell>
          <table:table-cell table:formula="of:=[.D13]-[.G13]" office:value-type="float" office:value="0.0441621608827525">
            <text:p>0.0442</text:p>
          </table:table-cell>
          <table:table-cell/>
        </table:table-row>
        <table:table-row table:style-name="ro1">
          <table:table-cell/>
          <table:table-cell office:value-type="float" office:value="-100">
            <text:p>-100.0000</text:p>
          </table:table-cell>
          <table:table-cell table:formula="of:=[.B14]*ATAN(1)/45" office:value-type="float" office:value="-1.74532925199433">
            <text:p>-1.7453</text:p>
          </table:table-cell>
          <table:table-cell table:formula="of:=SIN([.C14])" office:value-type="float" office:value="-0.984807753012208">
            <text:p>-0.9848</text:p>
          </table:table-cell>
          <table:table-cell table:formula="of:=COS([.C14])" office:value-type="float" office:value="-0.17364817766693">
            <text:p>-0.1736</text:p>
          </table:table-cell>
          <table:table-cell table:formula="of:=[.D13]+([.D15]-[.D13])*([.C14]-[.C13])/([.C15]-[.C13])" office:value-type="float" office:value="-0.925416578398323">
            <text:p>-0.9254</text:p>
          </table:table-cell>
          <table:table-cell table:formula="of:=[.D13]+([.C14]-[.C13])*[.E13]" office:value-type="float" office:value="-1.04055832898387">
            <text:p>-1.0406</text:p>
          </table:table-cell>
          <table:table-cell table:formula="of:=[.D14]-[.F14]" office:value-type="float" office:value="-0.0593911746138847">
            <text:p>-0.0594</text:p>
          </table:table-cell>
          <table:table-cell table:formula="of:=[.D14]-[.G14]" office:value-type="float" office:value="0.0557505759716636">
            <text:p>0.0558</text:p>
          </table:table-cell>
          <table:table-cell/>
        </table:table-row>
        <table:table-row table:style-name="ro1">
          <table:table-cell/>
          <table:table-cell office:value-type="float" office:value="-80">
            <text:p>-80.0000</text:p>
          </table:table-cell>
          <table:table-cell table:formula="of:=[.B15]*ATAN(1)/45" office:value-type="float" office:value="-1.39626340159546">
            <text:p>-1.3963</text:p>
          </table:table-cell>
          <table:table-cell table:formula="of:=SIN([.C15])" office:value-type="float" office:value="-0.984807753012208">
            <text:p>-0.9848</text:p>
          </table:table-cell>
          <table:table-cell table:formula="of:=COS([.C15])" office:value-type="float" office:value="0.17364817766693">
            <text:p>0.1736</text:p>
          </table:table-cell>
          <table:table-cell table:formula="of:=[.D14]+([.D16]-[.D14])*([.C15]-[.C14])/([.C16]-[.C14])" office:value-type="float" office:value="-0.925416578398323">
            <text:p>-0.9254</text:p>
          </table:table-cell>
          <table:table-cell table:formula="of:=[.D14]+([.C15]-[.C14])*[.E14]" office:value-type="float" office:value="-1.04542240181973">
            <text:p>-1.0454</text:p>
          </table:table-cell>
          <table:table-cell table:formula="of:=[.D15]-[.F15]" office:value-type="float" office:value="-0.0593911746138848">
            <text:p>-0.0594</text:p>
          </table:table-cell>
          <table:table-cell table:formula="of:=[.D15]-[.G15]" office:value-type="float" office:value="0.0606146488075204">
            <text:p>0.0606</text:p>
          </table:table-cell>
          <table:table-cell/>
        </table:table-row>
        <table:table-row table:style-name="ro1">
          <table:table-cell/>
          <table:table-cell office:value-type="float" office:value="-60">
            <text:p>-60.0000</text:p>
          </table:table-cell>
          <table:table-cell table:formula="of:=[.B16]*ATAN(1)/45" office:value-type="float" office:value="-1.0471975511966">
            <text:p>-1.0472</text:p>
          </table:table-cell>
          <table:table-cell table:formula="of:=SIN([.C16])" office:value-type="float" office:value="-0.866025403784439">
            <text:p>-0.8660</text:p>
          </table:table-cell>
          <table:table-cell table:formula="of:=COS([.C16])" office:value-type="float" office:value="0.5">
            <text:p>0.5000</text:p>
          </table:table-cell>
          <table:table-cell table:formula="of:=[.D15]+([.D17]-[.D15])*([.C16]-[.C15])/([.C17]-[.C15])" office:value-type="float" office:value="-0.813797681349374">
            <text:p>-0.8138</text:p>
          </table:table-cell>
          <table:table-cell table:formula="of:=[.D15]+([.C16]-[.C15])*[.E15]" office:value-type="float" office:value="-0.924193104204688">
            <text:p>-0.9242</text:p>
          </table:table-cell>
          <table:table-cell table:formula="of:=[.D16]-[.F16]" office:value-type="float" office:value="-0.052227722435065">
            <text:p>-0.0522</text:p>
          </table:table-cell>
          <table:table-cell table:formula="of:=[.D16]-[.G16]" office:value-type="float" office:value="0.058167700420249">
            <text:p>0.0582</text:p>
          </table:table-cell>
          <table:table-cell/>
        </table:table-row>
        <table:table-row table:style-name="ro1">
          <table:table-cell/>
          <table:table-cell office:value-type="float" office:value="-40">
            <text:p>-40.0000</text:p>
          </table:table-cell>
          <table:table-cell table:formula="of:=[.B17]*ATAN(1)/45" office:value-type="float" office:value="-0.698131700797732">
            <text:p>-0.6981</text:p>
          </table:table-cell>
          <table:table-cell table:formula="of:=SIN([.C17])" office:value-type="float" office:value="-0.642787609686539">
            <text:p>-0.6428</text:p>
          </table:table-cell>
          <table:table-cell table:formula="of:=COS([.C17])" office:value-type="float" office:value="0.766044443118978">
            <text:p>0.7660</text:p>
          </table:table-cell>
          <table:table-cell table:formula="of:=[.D16]+([.D18]-[.D16])*([.C17]-[.C16])/([.C18]-[.C16])" office:value-type="float" office:value="-0.604022773555054">
            <text:p>-0.6040</text:p>
          </table:table-cell>
          <table:table-cell table:formula="of:=[.D16]+([.C17]-[.C16])*[.E16]" office:value-type="float" office:value="-0.691492478585006">
            <text:p>-0.6915</text:p>
          </table:table-cell>
          <table:table-cell table:formula="of:=[.D17]-[.F17]" office:value-type="float" office:value="-0.0387648361314856">
            <text:p>-0.0388</text:p>
          </table:table-cell>
          <table:table-cell table:formula="of:=[.D17]-[.G17]" office:value-type="float" office:value="0.0487048688984664">
            <text:p>0.0487</text:p>
          </table:table-cell>
          <table:table-cell/>
        </table:table-row>
        <table:table-row table:style-name="ro1">
          <table:table-cell/>
          <table:table-cell office:value-type="float" office:value="-20">
            <text:p>-20.0000</text:p>
          </table:table-cell>
          <table:table-cell table:formula="of:=[.B18]*ATAN(1)/45" office:value-type="float" office:value="-0.349065850398866">
            <text:p>-0.3491</text:p>
          </table:table-cell>
          <table:table-cell table:formula="of:=SIN([.C18])" office:value-type="float" office:value="-0.342020143325669">
            <text:p>-0.3420</text:p>
          </table:table-cell>
          <table:table-cell table:formula="of:=COS([.C18])" office:value-type="float" office:value="0.939692620785908">
            <text:p>0.9397</text:p>
          </table:table-cell>
          <table:table-cell table:formula="of:=[.D17]+([.D19]-[.D17])*([.C18]-[.C17])/([.C19]-[.C17])" office:value-type="float" office:value="-0.32139380484327">
            <text:p>-0.3214</text:p>
          </table:table-cell>
          <table:table-cell table:formula="of:=[.D17]+([.C18]-[.C17])*[.E17]" office:value-type="float" office:value="-0.375387654705887">
            <text:p>-0.3754</text:p>
          </table:table-cell>
          <table:table-cell table:formula="of:=[.D18]-[.F18]" office:value-type="float" office:value="-0.0206263384823991">
            <text:p>-0.0206</text:p>
          </table:table-cell>
          <table:table-cell table:formula="of:=[.D18]-[.G18]" office:value-type="float" office:value="0.0333675113802188">
            <text:p>0.0334</text:p>
          </table:table-cell>
          <table:table-cell/>
        </table:table-row>
        <table:table-row table:style-name="ro1">
          <table:table-cell/>
          <table:table-cell office:value-type="float" office:value="0">
            <text:p>0.0000</text:p>
          </table:table-cell>
          <table:table-cell table:formula="of:=[.B19]*ATAN(1)/45" office:value-type="float" office:value="0">
            <text:p>0.0000</text:p>
          </table:table-cell>
          <table:table-cell table:formula="of:=SIN([.C19])" office:value-type="float" office:value="0">
            <text:p>0.0000</text:p>
          </table:table-cell>
          <table:table-cell table:formula="of:=COS([.C19])" office:value-type="float" office:value="1">
            <text:p>1.0000</text:p>
          </table:table-cell>
          <table:table-cell table:formula="of:=[.D18]+([.D20]-[.D18])*([.C19]-[.C18])/([.C20]-[.C18])" office:value-type="float" office:value="0">
            <text:p>0.0000</text:p>
          </table:table-cell>
          <table:table-cell table:formula="of:=[.D18]+([.C19]-[.C18])*[.E18]" office:value-type="float" office:value="-0.0140055395374966">
            <text:p>-0.0140</text:p>
          </table:table-cell>
          <table:table-cell table:formula="of:=[.D19]-[.F19]" office:value-type="float" office:value="0">
            <text:p>0.0000</text:p>
          </table:table-cell>
          <table:table-cell table:formula="of:=[.D19]-[.G19]" office:value-type="float" office:value="0.0140055395374966">
            <text:p>0.0140</text:p>
          </table:table-cell>
          <table:table-cell/>
        </table:table-row>
        <table:table-row table:style-name="ro1">
          <table:table-cell/>
          <table:table-cell office:value-type="float" office:value="20">
            <text:p>20.0000</text:p>
          </table:table-cell>
          <table:table-cell table:formula="of:=[.B20]*ATAN(1)/45" office:value-type="float" office:value="0.349065850398866">
            <text:p>0.3491</text:p>
          </table:table-cell>
          <table:table-cell table:formula="of:=SIN([.C20])" office:value-type="float" office:value="0.342020143325669">
            <text:p>0.3420</text:p>
          </table:table-cell>
          <table:table-cell table:formula="of:=COS([.C20])" office:value-type="float" office:value="0.939692620785908">
            <text:p>0.9397</text:p>
          </table:table-cell>
          <table:table-cell table:formula="of:=[.D19]+([.D21]-[.D19])*([.C20]-[.C19])/([.C21]-[.C19])" office:value-type="float" office:value="0.32139380484327">
            <text:p>0.3214</text:p>
          </table:table-cell>
          <table:table-cell table:formula="of:=[.D19]+([.C20]-[.C19])*[.E19]" office:value-type="float" office:value="0.349065850398866">
            <text:p>0.3491</text:p>
          </table:table-cell>
          <table:table-cell table:formula="of:=[.D20]-[.F20]" office:value-type="float" office:value="0.0206263384823991">
            <text:p>0.0206</text:p>
          </table:table-cell>
          <table:table-cell table:formula="of:=[.D20]-[.G20]" office:value-type="float" office:value="-0.00704570707319718">
            <text:p>-0.0070</text:p>
          </table:table-cell>
          <table:table-cell/>
        </table:table-row>
        <table:table-row table:style-name="ro1">
          <table:table-cell/>
          <table:table-cell office:value-type="float" office:value="40">
            <text:p>40.0000</text:p>
          </table:table-cell>
          <table:table-cell table:formula="of:=[.B21]*ATAN(1)/45" office:value-type="float" office:value="0.698131700797732">
            <text:p>0.6981</text:p>
          </table:table-cell>
          <table:table-cell table:formula="of:=SIN([.C21])" office:value-type="float" office:value="0.642787609686539">
            <text:p>0.6428</text:p>
          </table:table-cell>
          <table:table-cell table:formula="of:=COS([.C21])" office:value-type="float" office:value="0.766044443118978">
            <text:p>0.7660</text:p>
          </table:table-cell>
          <table:table-cell table:formula="of:=[.D20]+([.D22]-[.D20])*([.C21]-[.C20])/([.C22]-[.C20])" office:value-type="float" office:value="0.604022773555054">
            <text:p>0.6040</text:p>
          </table:table-cell>
          <table:table-cell table:formula="of:=[.D20]+([.C21]-[.C20])*[.E20]" office:value-type="float" office:value="0.670034747113841">
            <text:p>0.6700</text:p>
          </table:table-cell>
          <table:table-cell table:formula="of:=[.D21]-[.F21]" office:value-type="float" office:value="0.0387648361314855">
            <text:p>0.0388</text:p>
          </table:table-cell>
          <table:table-cell table:formula="of:=[.D21]-[.G21]" office:value-type="float" office:value="-0.0272471374273016">
            <text:p>-0.0272</text:p>
          </table:table-cell>
          <table:table-cell/>
        </table:table-row>
        <table:table-row table:style-name="ro1">
          <table:table-cell/>
          <table:table-cell office:value-type="float" office:value="60">
            <text:p>60.0000</text:p>
          </table:table-cell>
          <table:table-cell table:formula="of:=[.B22]*ATAN(1)/45" office:value-type="float" office:value="1.0471975511966">
            <text:p>1.0472</text:p>
          </table:table-cell>
          <table:table-cell table:formula="of:=SIN([.C22])" office:value-type="float" office:value="0.866025403784439">
            <text:p>0.8660</text:p>
          </table:table-cell>
          <table:table-cell table:formula="of:=COS([.C22])" office:value-type="float" office:value="0.5">
            <text:p>0.5000</text:p>
          </table:table-cell>
          <table:table-cell table:formula="of:=[.D21]+([.D23]-[.D21])*([.C22]-[.C21])/([.C23]-[.C21])" office:value-type="float" office:value="0.813797681349374">
            <text:p>0.8138</text:p>
          </table:table-cell>
          <table:table-cell table:formula="of:=[.D21]+([.C22]-[.C21])*[.E21]" office:value-type="float" office:value="0.910187564667191">
            <text:p>0.9102</text:p>
          </table:table-cell>
          <table:table-cell table:formula="of:=[.D22]-[.F22]" office:value-type="float" office:value="0.052227722435065">
            <text:p>0.0522</text:p>
          </table:table-cell>
          <table:table-cell table:formula="of:=[.D22]-[.G22]" office:value-type="float" office:value="-0.0441621608827523">
            <text:p>-0.0442</text:p>
          </table:table-cell>
          <table:table-cell/>
        </table:table-row>
        <table:table-row table:style-name="ro1">
          <table:table-cell/>
          <table:table-cell office:value-type="float" office:value="80">
            <text:p>80.0000</text:p>
          </table:table-cell>
          <table:table-cell table:formula="of:=[.B23]*ATAN(1)/45" office:value-type="float" office:value="1.39626340159546">
            <text:p>1.3963</text:p>
          </table:table-cell>
          <table:table-cell table:formula="of:=SIN([.C23])" office:value-type="float" office:value="0.984807753012208">
            <text:p>0.9848</text:p>
          </table:table-cell>
          <table:table-cell table:formula="of:=COS([.C23])" office:value-type="float" office:value="0.17364817766693">
            <text:p>0.1736</text:p>
          </table:table-cell>
          <table:table-cell table:formula="of:=[.D22]+([.D24]-[.D22])*([.C23]-[.C22])/([.C24]-[.C22])" office:value-type="float" office:value="0.925416578398323">
            <text:p>0.9254</text:p>
          </table:table-cell>
          <table:table-cell table:formula="of:=[.D22]+([.C23]-[.C22])*[.E22]" office:value-type="float" office:value="1.04055832898387">
            <text:p>1.0406</text:p>
          </table:table-cell>
          <table:table-cell table:formula="of:=[.D23]-[.F23]" office:value-type="float" office:value="0.0593911746138848">
            <text:p>0.0594</text:p>
          </table:table-cell>
          <table:table-cell table:formula="of:=[.D23]-[.G23]" office:value-type="float" office:value="-0.0557505759716636">
            <text:p>-0.0558</text:p>
          </table:table-cell>
          <table:table-cell/>
        </table:table-row>
        <table:table-row table:style-name="ro1">
          <table:table-cell/>
          <table:table-cell office:value-type="float" office:value="100">
            <text:p>100.0000</text:p>
          </table:table-cell>
          <table:table-cell table:formula="of:=[.B24]*ATAN(1)/45" office:value-type="float" office:value="1.74532925199433">
            <text:p>1.7453</text:p>
          </table:table-cell>
          <table:table-cell table:formula="of:=SIN([.C24])" office:value-type="float" office:value="0.984807753012208">
            <text:p>0.9848</text:p>
          </table:table-cell>
          <table:table-cell table:formula="of:=COS([.C24])" office:value-type="float" office:value="-0.17364817766693">
            <text:p>-0.1736</text:p>
          </table:table-cell>
          <table:table-cell table:formula="of:=[.D23]+([.D25]-[.D23])*([.C24]-[.C23])/([.C25]-[.C23])" office:value-type="float" office:value="0.925416578398323">
            <text:p>0.9254</text:p>
          </table:table-cell>
          <table:table-cell table:formula="of:=[.D23]+([.C24]-[.C23])*[.E23]" office:value-type="float" office:value="1.04542240181973">
            <text:p>1.0454</text:p>
          </table:table-cell>
          <table:table-cell table:formula="of:=[.D24]-[.F24]" office:value-type="float" office:value="0.0593911746138847">
            <text:p>0.0594</text:p>
          </table:table-cell>
          <table:table-cell table:formula="of:=[.D24]-[.G24]" office:value-type="float" office:value="-0.0606146488075204">
            <text:p>-0.0606</text:p>
          </table:table-cell>
          <table:table-cell/>
        </table:table-row>
        <table:table-row table:style-name="ro1">
          <table:table-cell/>
          <table:table-cell office:value-type="float" office:value="120">
            <text:p>120.0000</text:p>
          </table:table-cell>
          <table:table-cell table:formula="of:=[.B25]*ATAN(1)/45" office:value-type="float" office:value="2.0943951023932">
            <text:p>2.0944</text:p>
          </table:table-cell>
          <table:table-cell table:formula="of:=SIN([.C25])" office:value-type="float" office:value="0.866025403784439">
            <text:p>0.8660</text:p>
          </table:table-cell>
          <table:table-cell table:formula="of:=COS([.C25])" office:value-type="float" office:value="-0.5">
            <text:p>-0.5000</text:p>
          </table:table-cell>
          <table:table-cell table:formula="of:=[.D24]+([.D26]-[.D24])*([.C25]-[.C24])/([.C26]-[.C24])" office:value-type="float" office:value="0.813797681349374">
            <text:p>0.8138</text:p>
          </table:table-cell>
          <table:table-cell table:formula="of:=[.D24]+([.C25]-[.C24])*[.E24]" office:value-type="float" office:value="0.924193104204688">
            <text:p>0.9242</text:p>
          </table:table-cell>
          <table:table-cell table:formula="of:=[.D25]-[.F25]" office:value-type="float" office:value="0.0522277224350649">
            <text:p>0.0522</text:p>
          </table:table-cell>
          <table:table-cell table:formula="of:=[.D25]-[.G25]" office:value-type="float" office:value="-0.058167700420249">
            <text:p>-0.0582</text:p>
          </table:table-cell>
          <table:table-cell/>
        </table:table-row>
        <table:table-row table:style-name="ro1">
          <table:table-cell/>
          <table:table-cell office:value-type="float" office:value="140">
            <text:p>140.0000</text:p>
          </table:table-cell>
          <table:table-cell table:formula="of:=[.B26]*ATAN(1)/45" office:value-type="float" office:value="2.44346095279206">
            <text:p>2.4435</text:p>
          </table:table-cell>
          <table:table-cell table:formula="of:=SIN([.C26])" office:value-type="float" office:value="0.642787609686539">
            <text:p>0.6428</text:p>
          </table:table-cell>
          <table:table-cell table:formula="of:=COS([.C26])" office:value-type="float" office:value="-0.766044443118978">
            <text:p>-0.7660</text:p>
          </table:table-cell>
          <table:table-cell table:formula="of:=[.D25]+([.D27]-[.D25])*([.C26]-[.C25])/([.C27]-[.C25])" office:value-type="float" office:value="0.604022773555054">
            <text:p>0.6040</text:p>
          </table:table-cell>
          <table:table-cell table:formula="of:=[.D25]+([.C26]-[.C25])*[.E25]" office:value-type="float" office:value="0.691492478585006">
            <text:p>0.6915</text:p>
          </table:table-cell>
          <table:table-cell table:formula="of:=[.D26]-[.F26]" office:value-type="float" office:value="0.0387648361314856">
            <text:p>0.0388</text:p>
          </table:table-cell>
          <table:table-cell table:formula="of:=[.D26]-[.G26]" office:value-type="float" office:value="-0.0487048688984664">
            <text:p>-0.0487</text:p>
          </table:table-cell>
          <table:table-cell/>
        </table:table-row>
        <table:table-row table:style-name="ro1">
          <table:table-cell/>
          <table:table-cell office:value-type="float" office:value="160">
            <text:p>160.0000</text:p>
          </table:table-cell>
          <table:table-cell table:formula="of:=[.B27]*ATAN(1)/45" office:value-type="float" office:value="2.79252680319093">
            <text:p>2.7925</text:p>
          </table:table-cell>
          <table:table-cell table:formula="of:=SIN([.C27])" office:value-type="float" office:value="0.342020143325669">
            <text:p>0.3420</text:p>
          </table:table-cell>
          <table:table-cell table:formula="of:=COS([.C27])" office:value-type="float" office:value="-0.939692620785908">
            <text:p>-0.9397</text:p>
          </table:table-cell>
          <table:table-cell table:formula="of:=[.D26]+([.D28]-[.D26])*([.C27]-[.C26])/([.C28]-[.C26])" office:value-type="float" office:value="0.32139380484327">
            <text:p>0.3214</text:p>
          </table:table-cell>
          <table:table-cell table:formula="of:=[.D26]+([.C27]-[.C26])*[.E26]" office:value-type="float" office:value="0.375387654705888">
            <text:p>0.3754</text:p>
          </table:table-cell>
          <table:table-cell table:formula="of:=[.D27]-[.F27]" office:value-type="float" office:value="0.0206263384823991">
            <text:p>0.0206</text:p>
          </table:table-cell>
          <table:table-cell table:formula="of:=[.D27]-[.G27]" office:value-type="float" office:value="-0.0333675113802189">
            <text:p>-0.0334</text:p>
          </table:table-cell>
          <table:table-cell/>
        </table:table-row>
        <table:table-row table:style-name="ro1">
          <table:table-cell/>
          <table:table-cell office:value-type="float" office:value="180">
            <text:p>180.0000</text:p>
          </table:table-cell>
          <table:table-cell table:formula="of:=[.B28]*ATAN(1)/45" office:value-type="float" office:value="3.14159265358979">
            <text:p>3.1416</text:p>
          </table:table-cell>
          <table:table-cell table:formula="of:=SIN([.C28])" office:value-type="float" office:value="1.22464679914735E-016">
            <text:p>0.0000</text:p>
          </table:table-cell>
          <table:table-cell table:formula="of:=COS([.C28])" office:value-type="float" office:value="-1">
            <text:p>-1.0000</text:p>
          </table:table-cell>
          <table:table-cell table:formula="of:=[.D27]+([.D29]-[.D27])*([.C28]-[.C27])/([.C29]-[.C27])" office:value-type="float" office:value="0">
            <text:p>0.0000</text:p>
          </table:table-cell>
          <table:table-cell table:formula="of:=[.D27]+([.C28]-[.C27])*[.E27]" office:value-type="float" office:value="0.0140055395374967">
            <text:p>0.0140</text:p>
          </table:table-cell>
          <table:table-cell table:formula="of:=[.D28]-[.F28]" office:value-type="float" office:value="1.22464679914735E-016">
            <text:p>0.0000</text:p>
          </table:table-cell>
          <table:table-cell table:formula="of:=[.D28]-[.G28]" office:value-type="float" office:value="-0.0140055395374966">
            <text:p>-0.0140</text:p>
          </table:table-cell>
          <table:table-cell/>
        </table:table-row>
        <table:table-row table:style-name="ro1">
          <table:table-cell/>
          <table:table-cell office:value-type="float" office:value="200">
            <text:p>200.0000</text:p>
          </table:table-cell>
          <table:table-cell table:formula="of:=[.B29]*ATAN(1)/45" office:value-type="float" office:value="3.49065850398866">
            <text:p>3.4907</text:p>
          </table:table-cell>
          <table:table-cell table:formula="of:=SIN([.C29])" office:value-type="float" office:value="-0.342020143325669">
            <text:p>-0.3420</text:p>
          </table:table-cell>
          <table:table-cell table:formula="of:=COS([.C29])" office:value-type="float" office:value="-0.939692620785908">
            <text:p>-0.9397</text:p>
          </table:table-cell>
          <table:table-cell table:style-name="Default" table:number-columns-repeated="4"/>
          <table:table-cell/>
        </table:table-row>
      </table:table>
      <table:table table:name="SinPlot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SinPlots.Q36" table:end-x="0.2961in" table:end-y="0.0839in" draw:z-index="0" draw:style-name="gr1" draw:text-style-name="P1" svg:width="14.3449in" svg:height="5.8882in" svg:x="0.1756in" svg:y="0.063in">
              <draw:object draw:notify-on-update-of-ranges="SinInterpComparison.C10:SinInterpComparison.C28 SinInterpComparison.D7:SinInterpComparison.D7 SinInterpComparison.D10:SinInterpComparison.D28 SinInterpComparison.C10:SinInterpComparison.C28 SinInterpComparison.F6:SinInterpComparison.F7 SinInterpComparison.F10:SinInterpComparison.F28 SinInterpComparison.C10:SinInterpComparison.C28 SinInterpComparison.G6:SinInterpComparison.G7 SinInterpComparison.G10:SinInterpComparison.G28 SinInterpComparison.C10:SinInterpComparison.C28 SinInterpComparison.H6:SinInterpComparison.H7 SinInterpComparison.H10:SinInterpComparison.H28 SinInterpComparison.C10:SinInterpComparison.C28 SinInterpComparison.I6:SinInterpComparison.I7 SinInterpComparison.I10:SinInterpComparison.I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CosineInterpolation" table:style-name="ta1" table:print="false">
        <table:table-column table:style-name="co1" table:default-cell-style-name="Default"/>
        <table:table-column table:style-name="co1" table:number-columns-repeated="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Default"/>
        <table:table-row table:style-name="ro1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2" table:number-columns-repeated="2"/>
          <table:table-cell table:style-name="ce2" office:value-type="string" table:number-columns-spanned="5" table:number-rows-spanned="1">
            <text:p>Taylor Vs. Linear Interpolation Comparison for Cos</text:p>
          </table:table-cell>
          <table:covered-table-cell table:number-columns-repeated="4" table:style-name="ce2"/>
          <table:table-cell table:style-name="ce2"/>
          <table:table-cell table:style-name="ce1"/>
        </table:table-row>
        <table:table-row table:style-name="ro2" table:number-rows-repeated="2">
          <table:table-cell/>
          <table:table-cell table:style-name="ce2" table:number-columns-repeated="8"/>
          <table:table-cell table:style-name="ce1"/>
        </table:table-row>
        <table:table-row table:style-name="ro2">
          <table:table-cell/>
          <table:table-cell table:style-name="ce2" table:number-columns-repeated="4"/>
          <table:table-cell table:style-name="ce3"/>
          <table:table-cell table:style-name="ce2" table:number-columns-repeated="3"/>
          <table:table-cell table:style-name="ce1"/>
        </table:table-row>
        <table:table-row table:style-name="ro2">
          <table:table-cell/>
          <table:table-cell table:style-name="ce3" office:value-type="string">
            <text:p>Angle </text:p>
          </table:table-cell>
          <table:table-cell table:style-name="ce3" office:value-type="string">
            <text:p>Angle</text:p>
          </table:table-cell>
          <table:table-cell table:style-name="ce2" table:number-columns-repeated="2"/>
          <table:table-cell table:style-name="ce3" office:value-type="string">
            <text:p>Linear Interp</text:p>
          </table:table-cell>
          <table:table-cell table:style-name="ce3" office:value-type="string">
            <text:p>Taylor Interp</text:p>
          </table:table-cell>
          <table:table-cell table:style-name="ce3" office:value-type="string">
            <text:p>Linear Error</text:p>
          </table:table-cell>
          <table:table-cell table:style-name="ce3" office:value-type="string">
            <text:p>Taylor Error</text:p>
          </table:table-cell>
          <table:table-cell table:style-name="ce1"/>
        </table:table-row>
        <table:table-row table:style-name="ro2">
          <table:table-cell/>
          <table:table-cell table:style-name="ce3" office:value-type="string">
            <text:p>Degrees</text:p>
          </table:table-cell>
          <table:table-cell table:style-name="ce3" office:value-type="string">
            <text:p>Radians</text:p>
          </table:table-cell>
          <table:table-cell table:style-name="ce5" office:value-type="string">
            <text:p>Sin</text:p>
          </table:table-cell>
          <table:table-cell table:style-name="ce5" office:value-type="string">
            <text:p>Cos</text:p>
          </table:table-cell>
          <table:table-cell table:number-columns-repeated="4" table:style-name="ce3" office:value-type="string">
            <text:p>Cos</text:p>
          </table:table-cell>
          <table:table-cell table:style-name="ce1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-200">
            <text:p>-200.0000</text:p>
          </table:table-cell>
          <table:table-cell table:formula="of:=[.B9]*ATAN(1)/45" office:value-type="float" office:value="-3.49065850398866">
            <text:p>-3.4907</text:p>
          </table:table-cell>
          <table:table-cell table:formula="of:=SIN([.C9])" office:value-type="float" office:value="0.342020143325669">
            <text:p>0.3420</text:p>
          </table:table-cell>
          <table:table-cell table:formula="of:=COS([.C9])" office:value-type="float" office:value="-0.939692620785908">
            <text:p>-0.9397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-180">
            <text:p>-180.0000</text:p>
          </table:table-cell>
          <table:table-cell table:formula="of:=[.B10]*ATAN(1)/45" office:value-type="float" office:value="-3.14159265358979">
            <text:p>-3.1416</text:p>
          </table:table-cell>
          <table:table-cell table:formula="of:=SIN([.C10])" office:value-type="float" office:value="-1.22464679914735E-016">
            <text:p>0.0000</text:p>
          </table:table-cell>
          <table:table-cell table:formula="of:=COS([.C10])" office:value-type="float" office:value="-1">
            <text:p>-1.0000</text:p>
          </table:table-cell>
          <table:table-cell table:formula="of:=[.E9]+([.E11]-[.E9])*([.C10]-[.C9])/([.C11]-[.C9])" office:value-type="float" office:value="-0.939692620785908">
            <text:p>-0.9397</text:p>
          </table:table-cell>
          <table:table-cell table:formula="of:=[.E9]+([.C10]-[.C9])*([.D9]*-1)" office:value-type="float" office:value="-1.05908017296943">
            <text:p>-1.0591</text:p>
          </table:table-cell>
          <table:table-cell table:formula="of:=[.E10]-[.F10]" office:value-type="float" office:value="-0.0603073792140916">
            <text:p>-0.0603</text:p>
          </table:table-cell>
          <table:table-cell table:formula="of:=[.E10]-[.G10]" office:value-type="float" office:value="0.059080172969425">
            <text:p>0.0591</text:p>
          </table:table-cell>
          <table:table-cell/>
        </table:table-row>
        <table:table-row table:style-name="ro1">
          <table:table-cell/>
          <table:table-cell office:value-type="float" office:value="-160">
            <text:p>-160.0000</text:p>
          </table:table-cell>
          <table:table-cell table:formula="of:=[.B11]*ATAN(1)/45" office:value-type="float" office:value="-2.79252680319093">
            <text:p>-2.7925</text:p>
          </table:table-cell>
          <table:table-cell table:formula="of:=SIN([.C11])" office:value-type="float" office:value="-0.342020143325669">
            <text:p>-0.3420</text:p>
          </table:table-cell>
          <table:table-cell table:formula="of:=COS([.C11])" office:value-type="float" office:value="-0.939692620785908">
            <text:p>-0.9397</text:p>
          </table:table-cell>
          <table:table-cell table:formula="of:=[.E10]+([.E12]-[.E10])*([.C11]-[.C10])/([.C12]-[.C10])" office:value-type="float" office:value="-0.883022221559489">
            <text:p>-0.8830</text:p>
          </table:table-cell>
          <table:table-cell table:formula="of:=[.E10]+([.C11]-[.C10])*([.D10]*-1)" office:value-type="float" office:value="-1">
            <text:p>-1.0000</text:p>
          </table:table-cell>
          <table:table-cell table:formula="of:=[.E11]-[.F11]" office:value-type="float" office:value="-0.0566703992264194">
            <text:p>-0.0567</text:p>
          </table:table-cell>
          <table:table-cell table:formula="of:=[.E11]-[.G11]" office:value-type="float" office:value="0.0603073792140917">
            <text:p>0.0603</text:p>
          </table:table-cell>
          <table:table-cell/>
        </table:table-row>
        <table:table-row table:style-name="ro1">
          <table:table-cell/>
          <table:table-cell office:value-type="float" office:value="-140">
            <text:p>-140.0000</text:p>
          </table:table-cell>
          <table:table-cell table:formula="of:=[.B12]*ATAN(1)/45" office:value-type="float" office:value="-2.44346095279206">
            <text:p>-2.4435</text:p>
          </table:table-cell>
          <table:table-cell table:formula="of:=SIN([.C12])" office:value-type="float" office:value="-0.642787609686539">
            <text:p>-0.6428</text:p>
          </table:table-cell>
          <table:table-cell table:formula="of:=COS([.C12])" office:value-type="float" office:value="-0.766044443118978">
            <text:p>-0.7660</text:p>
          </table:table-cell>
          <table:table-cell table:formula="of:=[.E11]+([.E13]-[.E11])*([.C12]-[.C11])/([.C13]-[.C11])" office:value-type="float" office:value="-0.719846310392954">
            <text:p>-0.7198</text:p>
          </table:table-cell>
          <table:table-cell table:formula="of:=[.E11]+([.C12]-[.C11])*([.D11]*-1)" office:value-type="float" office:value="-0.820305068602392">
            <text:p>-0.8203</text:p>
          </table:table-cell>
          <table:table-cell table:formula="of:=[.E12]-[.F12]" office:value-type="float" office:value="-0.0461981327260238">
            <text:p>-0.0462</text:p>
          </table:table-cell>
          <table:table-cell table:formula="of:=[.E12]-[.G12]" office:value-type="float" office:value="0.0542606254834138">
            <text:p>0.0543</text:p>
          </table:table-cell>
          <table:table-cell/>
        </table:table-row>
        <table:table-row table:style-name="ro1">
          <table:table-cell/>
          <table:table-cell office:value-type="float" office:value="-120">
            <text:p>-120.0000</text:p>
          </table:table-cell>
          <table:table-cell table:formula="of:=[.B13]*ATAN(1)/45" office:value-type="float" office:value="-2.0943951023932">
            <text:p>-2.0944</text:p>
          </table:table-cell>
          <table:table-cell table:formula="of:=SIN([.C13])" office:value-type="float" office:value="-0.866025403784439">
            <text:p>-0.8660</text:p>
          </table:table-cell>
          <table:table-cell table:formula="of:=COS([.C13])" office:value-type="float" office:value="-0.5">
            <text:p>-0.5000</text:p>
          </table:table-cell>
          <table:table-cell table:formula="of:=[.E12]+([.E14]-[.E12])*([.C13]-[.C12])/([.C14]-[.C12])" office:value-type="float" office:value="-0.469846310392954">
            <text:p>-0.4698</text:p>
          </table:table-cell>
          <table:table-cell table:formula="of:=[.E12]+([.C13]-[.C12])*([.D12]*-1)" office:value-type="float" office:value="-0.541669239517892">
            <text:p>-0.5417</text:p>
          </table:table-cell>
          <table:table-cell table:formula="of:=[.E13]-[.F13]" office:value-type="float" office:value="-0.0301536896070457">
            <text:p>-0.0302</text:p>
          </table:table-cell>
          <table:table-cell table:formula="of:=[.E13]-[.G13]" office:value-type="float" office:value="0.0416692395178919">
            <text:p>0.0417</text:p>
          </table:table-cell>
          <table:table-cell/>
        </table:table-row>
        <table:table-row table:style-name="ro1">
          <table:table-cell/>
          <table:table-cell office:value-type="float" office:value="-100">
            <text:p>-100.0000</text:p>
          </table:table-cell>
          <table:table-cell table:formula="of:=[.B14]*ATAN(1)/45" office:value-type="float" office:value="-1.74532925199433">
            <text:p>-1.7453</text:p>
          </table:table-cell>
          <table:table-cell table:formula="of:=SIN([.C14])" office:value-type="float" office:value="-0.984807753012208">
            <text:p>-0.9848</text:p>
          </table:table-cell>
          <table:table-cell table:formula="of:=COS([.C14])" office:value-type="float" office:value="-0.17364817766693">
            <text:p>-0.1736</text:p>
          </table:table-cell>
          <table:table-cell table:formula="of:=[.E13]+([.E15]-[.E13])*([.C14]-[.C13])/([.C15]-[.C13])" office:value-type="float" office:value="-0.163175911166535">
            <text:p>-0.1632</text:p>
          </table:table-cell>
          <table:table-cell table:formula="of:=[.E13]+([.C14]-[.C13])*([.D13]*-1)" office:value-type="float" office:value="-0.197700105960964">
            <text:p>-0.1977</text:p>
          </table:table-cell>
          <table:table-cell table:formula="of:=[.E14]-[.F14]" office:value-type="float" office:value="-0.0104722665003955">
            <text:p>-0.0105</text:p>
          </table:table-cell>
          <table:table-cell table:formula="of:=[.E14]-[.G14]" office:value-type="float" office:value="0.0240519282940333">
            <text:p>0.0241</text:p>
          </table:table-cell>
          <table:table-cell/>
        </table:table-row>
        <table:table-row table:style-name="ro1">
          <table:table-cell/>
          <table:table-cell office:value-type="float" office:value="-80">
            <text:p>-80.0000</text:p>
          </table:table-cell>
          <table:table-cell table:formula="of:=[.B15]*ATAN(1)/45" office:value-type="float" office:value="-1.39626340159546">
            <text:p>-1.3963</text:p>
          </table:table-cell>
          <table:table-cell table:formula="of:=SIN([.C15])" office:value-type="float" office:value="-0.984807753012208">
            <text:p>-0.9848</text:p>
          </table:table-cell>
          <table:table-cell table:formula="of:=COS([.C15])" office:value-type="float" office:value="0.17364817766693">
            <text:p>0.1736</text:p>
          </table:table-cell>
          <table:table-cell table:formula="of:=[.E14]+([.E16]-[.E14])*([.C15]-[.C14])/([.C16]-[.C14])" office:value-type="float" office:value="0.163175911166535">
            <text:p>0.1632</text:p>
          </table:table-cell>
          <table:table-cell table:formula="of:=[.E14]+([.C15]-[.C14])*([.D14]*-1)" office:value-type="float" office:value="0.170114578117672">
            <text:p>0.1701</text:p>
          </table:table-cell>
          <table:table-cell table:formula="of:=[.E15]-[.F15]" office:value-type="float" office:value="0.0104722665003955">
            <text:p>0.0105</text:p>
          </table:table-cell>
          <table:table-cell table:formula="of:=[.E15]-[.G15]" office:value-type="float" office:value="0.00353359954925797">
            <text:p>0.0035</text:p>
          </table:table-cell>
          <table:table-cell/>
        </table:table-row>
        <table:table-row table:style-name="ro1">
          <table:table-cell/>
          <table:table-cell office:value-type="float" office:value="-60">
            <text:p>-60.0000</text:p>
          </table:table-cell>
          <table:table-cell table:formula="of:=[.B16]*ATAN(1)/45" office:value-type="float" office:value="-1.0471975511966">
            <text:p>-1.0472</text:p>
          </table:table-cell>
          <table:table-cell table:formula="of:=SIN([.C16])" office:value-type="float" office:value="-0.866025403784439">
            <text:p>-0.8660</text:p>
          </table:table-cell>
          <table:table-cell table:formula="of:=COS([.C16])" office:value-type="float" office:value="0.5">
            <text:p>0.5000</text:p>
          </table:table-cell>
          <table:table-cell table:formula="of:=[.E15]+([.E17]-[.E15])*([.C16]-[.C15])/([.C17]-[.C15])" office:value-type="float" office:value="0.469846310392954">
            <text:p>0.4698</text:p>
          </table:table-cell>
          <table:table-cell table:formula="of:=[.E15]+([.C16]-[.C15])*([.D15]*-1)" office:value-type="float" office:value="0.517410933451533">
            <text:p>0.5174</text:p>
          </table:table-cell>
          <table:table-cell table:formula="of:=[.E16]-[.F16]" office:value-type="float" office:value="0.0301536896070458">
            <text:p>0.0302</text:p>
          </table:table-cell>
          <table:table-cell table:formula="of:=[.E16]-[.G16]" office:value-type="float" office:value="-0.017410933451533">
            <text:p>-0.0174</text:p>
          </table:table-cell>
          <table:table-cell/>
        </table:table-row>
        <table:table-row table:style-name="ro1">
          <table:table-cell/>
          <table:table-cell office:value-type="float" office:value="-40">
            <text:p>-40.0000</text:p>
          </table:table-cell>
          <table:table-cell table:formula="of:=[.B17]*ATAN(1)/45" office:value-type="float" office:value="-0.698131700797732">
            <text:p>-0.6981</text:p>
          </table:table-cell>
          <table:table-cell table:formula="of:=SIN([.C17])" office:value-type="float" office:value="-0.642787609686539">
            <text:p>-0.6428</text:p>
          </table:table-cell>
          <table:table-cell table:formula="of:=COS([.C17])" office:value-type="float" office:value="0.766044443118978">
            <text:p>0.7660</text:p>
          </table:table-cell>
          <table:table-cell table:formula="of:=[.E16]+([.E18]-[.E16])*([.C17]-[.C16])/([.C18]-[.C16])" office:value-type="float" office:value="0.719846310392954">
            <text:p>0.7198</text:p>
          </table:table-cell>
          <table:table-cell table:formula="of:=[.E16]+([.C17]-[.C16])*([.D16]*-1)" office:value-type="float" office:value="0.802299894039036">
            <text:p>0.8023</text:p>
          </table:table-cell>
          <table:table-cell table:formula="of:=[.E17]-[.F17]" office:value-type="float" office:value="0.0461981327260238">
            <text:p>0.0462</text:p>
          </table:table-cell>
          <table:table-cell table:formula="of:=[.E17]-[.G17]" office:value-type="float" office:value="-0.0362554509200583">
            <text:p>-0.0363</text:p>
          </table:table-cell>
          <table:table-cell/>
        </table:table-row>
        <table:table-row table:style-name="ro1">
          <table:table-cell/>
          <table:table-cell office:value-type="float" office:value="-20">
            <text:p>-20.0000</text:p>
          </table:table-cell>
          <table:table-cell table:formula="of:=[.B18]*ATAN(1)/45" office:value-type="float" office:value="-0.349065850398866">
            <text:p>-0.3491</text:p>
          </table:table-cell>
          <table:table-cell table:formula="of:=SIN([.C18])" office:value-type="float" office:value="-0.342020143325669">
            <text:p>-0.3420</text:p>
          </table:table-cell>
          <table:table-cell table:formula="of:=COS([.C18])" office:value-type="float" office:value="0.939692620785908">
            <text:p>0.9397</text:p>
          </table:table-cell>
          <table:table-cell table:formula="of:=[.E17]+([.E19]-[.E17])*([.C18]-[.C17])/([.C19]-[.C17])" office:value-type="float" office:value="0.883022221559489">
            <text:p>0.8830</text:p>
          </table:table-cell>
          <table:table-cell table:formula="of:=[.E17]+([.C18]-[.C17])*([.D17]*-1)" office:value-type="float" office:value="0.990419646720064">
            <text:p>0.9904</text:p>
          </table:table-cell>
          <table:table-cell table:formula="of:=[.E18]-[.F18]" office:value-type="float" office:value="0.0566703992264194">
            <text:p>0.0567</text:p>
          </table:table-cell>
          <table:table-cell table:formula="of:=[.E18]-[.G18]" office:value-type="float" office:value="-0.0507270259341557">
            <text:p>-0.0507</text:p>
          </table:table-cell>
          <table:table-cell/>
        </table:table-row>
        <table:table-row table:style-name="ro1">
          <table:table-cell/>
          <table:table-cell office:value-type="float" office:value="0">
            <text:p>0.0000</text:p>
          </table:table-cell>
          <table:table-cell table:formula="of:=[.B19]*ATAN(1)/45" office:value-type="float" office:value="0">
            <text:p>0.0000</text:p>
          </table:table-cell>
          <table:table-cell table:formula="of:=SIN([.C19])" office:value-type="float" office:value="0">
            <text:p>0.0000</text:p>
          </table:table-cell>
          <table:table-cell table:formula="of:=COS([.C19])" office:value-type="float" office:value="1">
            <text:p>1.0000</text:p>
          </table:table-cell>
          <table:table-cell table:formula="of:=[.E18]+([.E20]-[.E18])*([.C19]-[.C18])/([.C20]-[.C18])" office:value-type="float" office:value="0.939692620785908">
            <text:p>0.9397</text:p>
          </table:table-cell>
          <table:table-cell table:formula="of:=[.E18]+([.C19]-[.C18])*([.D18]*-1)" office:value-type="float" office:value="1.05908017296943">
            <text:p>1.0591</text:p>
          </table:table-cell>
          <table:table-cell table:formula="of:=[.E19]-[.F19]" office:value-type="float" office:value="0.0603073792140916">
            <text:p>0.0603</text:p>
          </table:table-cell>
          <table:table-cell table:formula="of:=[.E19]-[.G19]" office:value-type="float" office:value="-0.059080172969425">
            <text:p>-0.0591</text:p>
          </table:table-cell>
          <table:table-cell/>
        </table:table-row>
        <table:table-row table:style-name="ro1">
          <table:table-cell/>
          <table:table-cell office:value-type="float" office:value="20">
            <text:p>20.0000</text:p>
          </table:table-cell>
          <table:table-cell table:formula="of:=[.B20]*ATAN(1)/45" office:value-type="float" office:value="0.349065850398866">
            <text:p>0.3491</text:p>
          </table:table-cell>
          <table:table-cell table:formula="of:=SIN([.C20])" office:value-type="float" office:value="0.342020143325669">
            <text:p>0.3420</text:p>
          </table:table-cell>
          <table:table-cell table:formula="of:=COS([.C20])" office:value-type="float" office:value="0.939692620785908">
            <text:p>0.9397</text:p>
          </table:table-cell>
          <table:table-cell table:formula="of:=[.E19]+([.E21]-[.E19])*([.C20]-[.C19])/([.C21]-[.C19])" office:value-type="float" office:value="0.883022221559489">
            <text:p>0.8830</text:p>
          </table:table-cell>
          <table:table-cell table:formula="of:=[.E19]+([.C20]-[.C19])*([.D19]*-1)" office:value-type="float" office:value="1">
            <text:p>1.0000</text:p>
          </table:table-cell>
          <table:table-cell table:formula="of:=[.E20]-[.F20]" office:value-type="float" office:value="0.0566703992264195">
            <text:p>0.0567</text:p>
          </table:table-cell>
          <table:table-cell table:formula="of:=[.E20]-[.G20]" office:value-type="float" office:value="-0.0603073792140916">
            <text:p>-0.0603</text:p>
          </table:table-cell>
          <table:table-cell/>
        </table:table-row>
        <table:table-row table:style-name="ro1">
          <table:table-cell/>
          <table:table-cell office:value-type="float" office:value="40">
            <text:p>40.0000</text:p>
          </table:table-cell>
          <table:table-cell table:formula="of:=[.B21]*ATAN(1)/45" office:value-type="float" office:value="0.698131700797732">
            <text:p>0.6981</text:p>
          </table:table-cell>
          <table:table-cell table:formula="of:=SIN([.C21])" office:value-type="float" office:value="0.642787609686539">
            <text:p>0.6428</text:p>
          </table:table-cell>
          <table:table-cell table:formula="of:=COS([.C21])" office:value-type="float" office:value="0.766044443118978">
            <text:p>0.7660</text:p>
          </table:table-cell>
          <table:table-cell table:formula="of:=[.E20]+([.E22]-[.E20])*([.C21]-[.C20])/([.C22]-[.C20])" office:value-type="float" office:value="0.719846310392954">
            <text:p>0.7198</text:p>
          </table:table-cell>
          <table:table-cell table:formula="of:=[.E20]+([.C21]-[.C20])*([.D20]*-1)" office:value-type="float" office:value="0.820305068602392">
            <text:p>0.8203</text:p>
          </table:table-cell>
          <table:table-cell table:formula="of:=[.E21]-[.F21]" office:value-type="float" office:value="0.0461981327260238">
            <text:p>0.0462</text:p>
          </table:table-cell>
          <table:table-cell table:formula="of:=[.E21]-[.G21]" office:value-type="float" office:value="-0.0542606254834138">
            <text:p>-0.0543</text:p>
          </table:table-cell>
          <table:table-cell/>
        </table:table-row>
        <table:table-row table:style-name="ro1">
          <table:table-cell/>
          <table:table-cell office:value-type="float" office:value="60">
            <text:p>60.0000</text:p>
          </table:table-cell>
          <table:table-cell table:formula="of:=[.B22]*ATAN(1)/45" office:value-type="float" office:value="1.0471975511966">
            <text:p>1.0472</text:p>
          </table:table-cell>
          <table:table-cell table:formula="of:=SIN([.C22])" office:value-type="float" office:value="0.866025403784439">
            <text:p>0.8660</text:p>
          </table:table-cell>
          <table:table-cell table:formula="of:=COS([.C22])" office:value-type="float" office:value="0.5">
            <text:p>0.5000</text:p>
          </table:table-cell>
          <table:table-cell table:formula="of:=[.E21]+([.E23]-[.E21])*([.C22]-[.C21])/([.C23]-[.C21])" office:value-type="float" office:value="0.469846310392954">
            <text:p>0.4698</text:p>
          </table:table-cell>
          <table:table-cell table:formula="of:=[.E21]+([.C22]-[.C21])*([.D21]*-1)" office:value-type="float" office:value="0.541669239517892">
            <text:p>0.5417</text:p>
          </table:table-cell>
          <table:table-cell table:formula="of:=[.E22]-[.F22]" office:value-type="float" office:value="0.0301536896070458">
            <text:p>0.0302</text:p>
          </table:table-cell>
          <table:table-cell table:formula="of:=[.E22]-[.G22]" office:value-type="float" office:value="-0.0416692395178918">
            <text:p>-0.0417</text:p>
          </table:table-cell>
          <table:table-cell/>
        </table:table-row>
        <table:table-row table:style-name="ro1">
          <table:table-cell/>
          <table:table-cell office:value-type="float" office:value="80">
            <text:p>80.0000</text:p>
          </table:table-cell>
          <table:table-cell table:formula="of:=[.B23]*ATAN(1)/45" office:value-type="float" office:value="1.39626340159546">
            <text:p>1.3963</text:p>
          </table:table-cell>
          <table:table-cell table:formula="of:=SIN([.C23])" office:value-type="float" office:value="0.984807753012208">
            <text:p>0.9848</text:p>
          </table:table-cell>
          <table:table-cell table:formula="of:=COS([.C23])" office:value-type="float" office:value="0.17364817766693">
            <text:p>0.1736</text:p>
          </table:table-cell>
          <table:table-cell table:formula="of:=[.E22]+([.E24]-[.E22])*([.C23]-[.C22])/([.C24]-[.C22])" office:value-type="float" office:value="0.163175911166535">
            <text:p>0.1632</text:p>
          </table:table-cell>
          <table:table-cell table:formula="of:=[.E22]+([.C23]-[.C22])*([.D22]*-1)" office:value-type="float" office:value="0.197700105960964">
            <text:p>0.1977</text:p>
          </table:table-cell>
          <table:table-cell table:formula="of:=[.E23]-[.F23]" office:value-type="float" office:value="0.0104722665003955">
            <text:p>0.0105</text:p>
          </table:table-cell>
          <table:table-cell table:formula="of:=[.E23]-[.G23]" office:value-type="float" office:value="-0.0240519282940334">
            <text:p>-0.0241</text:p>
          </table:table-cell>
          <table:table-cell/>
        </table:table-row>
        <table:table-row table:style-name="ro1">
          <table:table-cell/>
          <table:table-cell office:value-type="float" office:value="100">
            <text:p>100.0000</text:p>
          </table:table-cell>
          <table:table-cell table:formula="of:=[.B24]*ATAN(1)/45" office:value-type="float" office:value="1.74532925199433">
            <text:p>1.7453</text:p>
          </table:table-cell>
          <table:table-cell table:formula="of:=SIN([.C24])" office:value-type="float" office:value="0.984807753012208">
            <text:p>0.9848</text:p>
          </table:table-cell>
          <table:table-cell table:formula="of:=COS([.C24])" office:value-type="float" office:value="-0.17364817766693">
            <text:p>-0.1736</text:p>
          </table:table-cell>
          <table:table-cell table:formula="of:=[.E23]+([.E25]-[.E23])*([.C24]-[.C23])/([.C25]-[.C23])" office:value-type="float" office:value="-0.163175911166535">
            <text:p>-0.1632</text:p>
          </table:table-cell>
          <table:table-cell table:formula="of:=[.E23]+([.C24]-[.C23])*([.D23]*-1)" office:value-type="float" office:value="-0.170114578117672">
            <text:p>-0.1701</text:p>
          </table:table-cell>
          <table:table-cell table:formula="of:=[.E24]-[.F24]" office:value-type="float" office:value="-0.0104722665003955">
            <text:p>-0.0105</text:p>
          </table:table-cell>
          <table:table-cell table:formula="of:=[.E24]-[.G24]" office:value-type="float" office:value="-0.00353359954925797">
            <text:p>-0.0035</text:p>
          </table:table-cell>
          <table:table-cell/>
        </table:table-row>
        <table:table-row table:style-name="ro1">
          <table:table-cell/>
          <table:table-cell office:value-type="float" office:value="120">
            <text:p>120.0000</text:p>
          </table:table-cell>
          <table:table-cell table:formula="of:=[.B25]*ATAN(1)/45" office:value-type="float" office:value="2.0943951023932">
            <text:p>2.0944</text:p>
          </table:table-cell>
          <table:table-cell table:formula="of:=SIN([.C25])" office:value-type="float" office:value="0.866025403784439">
            <text:p>0.8660</text:p>
          </table:table-cell>
          <table:table-cell table:formula="of:=COS([.C25])" office:value-type="float" office:value="-0.5">
            <text:p>-0.5000</text:p>
          </table:table-cell>
          <table:table-cell table:formula="of:=[.E24]+([.E26]-[.E24])*([.C25]-[.C24])/([.C26]-[.C24])" office:value-type="float" office:value="-0.469846310392954">
            <text:p>-0.4698</text:p>
          </table:table-cell>
          <table:table-cell table:formula="of:=[.E24]+([.C25]-[.C24])*([.D24]*-1)" office:value-type="float" office:value="-0.517410933451533">
            <text:p>-0.5174</text:p>
          </table:table-cell>
          <table:table-cell table:formula="of:=[.E25]-[.F25]" office:value-type="float" office:value="-0.0301536896070457">
            <text:p>-0.0302</text:p>
          </table:table-cell>
          <table:table-cell table:formula="of:=[.E25]-[.G25]" office:value-type="float" office:value="0.0174109334515331">
            <text:p>0.0174</text:p>
          </table:table-cell>
          <table:table-cell/>
        </table:table-row>
        <table:table-row table:style-name="ro1">
          <table:table-cell/>
          <table:table-cell office:value-type="float" office:value="140">
            <text:p>140.0000</text:p>
          </table:table-cell>
          <table:table-cell table:formula="of:=[.B26]*ATAN(1)/45" office:value-type="float" office:value="2.44346095279206">
            <text:p>2.4435</text:p>
          </table:table-cell>
          <table:table-cell table:formula="of:=SIN([.C26])" office:value-type="float" office:value="0.642787609686539">
            <text:p>0.6428</text:p>
          </table:table-cell>
          <table:table-cell table:formula="of:=COS([.C26])" office:value-type="float" office:value="-0.766044443118978">
            <text:p>-0.7660</text:p>
          </table:table-cell>
          <table:table-cell table:formula="of:=[.E25]+([.E27]-[.E25])*([.C26]-[.C25])/([.C27]-[.C25])" office:value-type="float" office:value="-0.719846310392954">
            <text:p>-0.7198</text:p>
          </table:table-cell>
          <table:table-cell table:formula="of:=[.E25]+([.C26]-[.C25])*([.D25]*-1)" office:value-type="float" office:value="-0.802299894039036">
            <text:p>-0.8023</text:p>
          </table:table-cell>
          <table:table-cell table:formula="of:=[.E26]-[.F26]" office:value-type="float" office:value="-0.0461981327260239">
            <text:p>-0.0462</text:p>
          </table:table-cell>
          <table:table-cell table:formula="of:=[.E26]-[.G26]" office:value-type="float" office:value="0.0362554509200582">
            <text:p>0.0363</text:p>
          </table:table-cell>
          <table:table-cell/>
        </table:table-row>
        <table:table-row table:style-name="ro1">
          <table:table-cell/>
          <table:table-cell office:value-type="float" office:value="160">
            <text:p>160.0000</text:p>
          </table:table-cell>
          <table:table-cell table:formula="of:=[.B27]*ATAN(1)/45" office:value-type="float" office:value="2.79252680319093">
            <text:p>2.7925</text:p>
          </table:table-cell>
          <table:table-cell table:formula="of:=SIN([.C27])" office:value-type="float" office:value="0.342020143325669">
            <text:p>0.3420</text:p>
          </table:table-cell>
          <table:table-cell table:formula="of:=COS([.C27])" office:value-type="float" office:value="-0.939692620785908">
            <text:p>-0.9397</text:p>
          </table:table-cell>
          <table:table-cell table:formula="of:=[.E26]+([.E28]-[.E26])*([.C27]-[.C26])/([.C28]-[.C26])" office:value-type="float" office:value="-0.883022221559489">
            <text:p>-0.8830</text:p>
          </table:table-cell>
          <table:table-cell table:formula="of:=[.E26]+([.C27]-[.C26])*([.D26]*-1)" office:value-type="float" office:value="-0.990419646720064">
            <text:p>-0.9904</text:p>
          </table:table-cell>
          <table:table-cell table:formula="of:=[.E27]-[.F27]" office:value-type="float" office:value="-0.0566703992264194">
            <text:p>-0.0567</text:p>
          </table:table-cell>
          <table:table-cell table:formula="of:=[.E27]-[.G27]" office:value-type="float" office:value="0.0507270259341558">
            <text:p>0.0507</text:p>
          </table:table-cell>
          <table:table-cell/>
        </table:table-row>
        <table:table-row table:style-name="ro1">
          <table:table-cell/>
          <table:table-cell office:value-type="float" office:value="180">
            <text:p>180.0000</text:p>
          </table:table-cell>
          <table:table-cell table:formula="of:=[.B28]*ATAN(1)/45" office:value-type="float" office:value="3.14159265358979">
            <text:p>3.1416</text:p>
          </table:table-cell>
          <table:table-cell table:formula="of:=SIN([.C28])" office:value-type="float" office:value="1.22464679914735E-016">
            <text:p>0.0000</text:p>
          </table:table-cell>
          <table:table-cell table:formula="of:=COS([.C28])" office:value-type="float" office:value="-1">
            <text:p>-1.0000</text:p>
          </table:table-cell>
          <table:table-cell table:formula="of:=[.E27]+([.E29]-[.E27])*([.C28]-[.C27])/([.C29]-[.C27])" office:value-type="float" office:value="-0.939692620785908">
            <text:p>-0.9397</text:p>
          </table:table-cell>
          <table:table-cell table:formula="of:=[.E27]+([.C28]-[.C27])*([.D27]*-1)" office:value-type="float" office:value="-1.05908017296943">
            <text:p>-1.0591</text:p>
          </table:table-cell>
          <table:table-cell table:formula="of:=[.E28]-[.F28]" office:value-type="float" office:value="-0.0603073792140917">
            <text:p>-0.0603</text:p>
          </table:table-cell>
          <table:table-cell table:formula="of:=[.E28]-[.G28]" office:value-type="float" office:value="0.059080172969425">
            <text:p>0.0591</text:p>
          </table:table-cell>
          <table:table-cell/>
        </table:table-row>
        <table:table-row table:style-name="ro1">
          <table:table-cell/>
          <table:table-cell office:value-type="float" office:value="200">
            <text:p>200.0000</text:p>
          </table:table-cell>
          <table:table-cell table:formula="of:=[.B29]*ATAN(1)/45" office:value-type="float" office:value="3.49065850398866">
            <text:p>3.4907</text:p>
          </table:table-cell>
          <table:table-cell table:formula="of:=SIN([.C29])" office:value-type="float" office:value="-0.342020143325669">
            <text:p>-0.3420</text:p>
          </table:table-cell>
          <table:table-cell table:formula="of:=COS([.C29])" office:value-type="float" office:value="-0.939692620785908">
            <text:p>-0.9397</text:p>
          </table:table-cell>
          <table:table-cell table:style-name="Default" table:number-columns-repeated="4"/>
          <table:table-cell/>
        </table:table-row>
      </table:table>
      <table:table table:name="CosinePlot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CosinePlots.Q37" table:end-x="0.5268in" table:end-y="0.1154in" draw:z-index="0" draw:style-name="gr1" draw:text-style-name="P1" svg:width="14.1256in" svg:height="6.1185in" svg:x="0.6256in" svg:y="0.0421in">
              <draw:object draw:notify-on-update-of-ranges="CosineInterpolation.E7:CosineInterpolation.E7 CosineInterpolation.E10:CosineInterpolation.E28 CosineInterpolation.C10:CosineInterpolation.C28 CosineInterpolation.F6:CosineInterpolation.F7 CosineInterpolation.F10:CosineInterpolation.F28 CosineInterpolation.C10:CosineInterpolation.C28 CosineInterpolation.G6:CosineInterpolation.G7 CosineInterpolation.G10:CosineInterpolation.G28 CosineInterpolation.C10:CosineInterpolation.C28 CosineInterpolation.H6:CosineInterpolation.H7 CosineInterpolation.H10:CosineInterpolation.H28 CosineInterpolation.C10:CosineInterpolation.C28 CosineInterpolation.I6:CosineInterpolation.I7 CosineInterpolation.I10:CosineInterpolation.I28 CosineInterpolation.C10:CosineInterpolation.C2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4/09/2015</text:date>, <text:time>11:0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5-04-09T10:01:34.81</meta:creation-date>
    <meta:generator>OpenOffice/4.1.0$Win32 OpenOffice.org_project/410m18$Build-9764</meta:generator>
    <dc:date>2015-04-09T11:04:51.03</dc:date>
    <dc:creator>RCC RCCD</dc:creator>
    <meta:editing-duration>PT56M55S</meta:editing-duration>
    <meta:editing-cycles>18</meta:editing-cycles>
    <meta:document-statistic meta:table-count="4" meta:cell-count="3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7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7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7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7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437cm" svg:height="14.957cm" xlink:href=".." xlink:type="simple" chart:class="chart:scatter" chart:style-name="ch1">
        <chart:title svg:x="15.238cm" svg:y="0.435cm" chart:style-name="ch2">
          <text:p>Taylor Vs. Linear Interpolation</text:p>
        </chart:title>
        <chart:subtitle svg:x="16.759cm" svg:y="1.513cm" chart:style-name="ch3">
          <text:p>Sin Comparison</text:p>
        </chart:subtitle>
        <chart:legend chart:legend-position="end" svg:x="32.606cm" svg:y="6.118cm" style:legend-expansion="high" chart:style-name="ch4"/>
        <chart:plot-area chart:style-name="ch5" table:cell-range-address="SinInterpComparison.C10:SinInterpComparison.D28 SinInterpComparison.D7:SinInterpComparison.D7 SinInterpComparison.F6:SinInterpComparison.I7 SinInterpComparison.F10:SinInterpComparison.I28" chart:data-source-has-labels="row" svg:x="1.766cm" svg:y="2.794cm" svg:width="29.384cm" svg:height="10.856cm">
          <chartooo:coordinate-region svg:x="2.335cm" svg:y="3.006cm" svg:width="28.297cm" svg:height="10.432cm"/>
          <chart:axis chart:dimension="x" chart:name="primary-x" chart:style-name="ch6">
            <chart:title svg:x="15.779cm" svg:y="13.95cm" chart:style-name="ch7">
              <text:p>Radians</text:p>
            </chart:title>
            <chart:grid chart:style-name="ch8" chart:class="major"/>
            <chart:grid chart:style-name="ch8" chart:class="minor"/>
          </chart:axis>
          <chart:axis chart:dimension="y" chart:name="primary-y" chart:style-name="ch6">
            <chart:title svg:x="0.451cm" svg:y="9.311cm" chart:style-name="ch9">
              <text:p>Sin Magnitude</text:p>
            </chart:title>
            <chart:grid chart:style-name="ch8" chart:class="major"/>
            <chart:grid chart:style-name="ch8" chart:class="minor"/>
          </chart:axis>
          <chart:series chart:style-name="ch10" chart:values-cell-range-address="SinInterpComparison.D10:SinInterpComparison.D28" chart:label-cell-address="SinInterpComparison.D7:SinInterpComparison.D7" chart:class="chart:scatter">
            <chart:domain table:cell-range-address="SinInterpComparison.C10:SinInterpComparison.C28"/>
            <chart:data-point chart:repeated="19"/>
          </chart:series>
          <chart:series chart:style-name="ch11" chart:values-cell-range-address="SinInterpComparison.F10:SinInterpComparison.F28" chart:label-cell-address="SinInterpComparison.F6:SinInterpComparison.F7" chart:class="chart:scatter">
            <chart:data-point chart:repeated="19"/>
          </chart:series>
          <chart:series chart:style-name="ch12" chart:values-cell-range-address="SinInterpComparison.G10:SinInterpComparison.G28" chart:label-cell-address="SinInterpComparison.G6:SinInterpComparison.G7" chart:class="chart:scatter">
            <chart:data-point chart:repeated="19"/>
          </chart:series>
          <chart:series chart:style-name="ch13" chart:values-cell-range-address="SinInterpComparison.H10:SinInterpComparison.H28" chart:label-cell-address="SinInterpComparison.H6:SinInterpComparison.H7" chart:class="chart:scatter">
            <chart:data-point chart:repeated="19"/>
          </chart:series>
          <chart:series chart:style-name="ch14" chart:values-cell-range-address="SinInterpComparison.I10:SinInterpComparison.I28" chart:label-cell-address="SinInterpComparison.I6:SinInterpComparison.I7" chart:class="chart:scatter"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in</text:p>
                <draw:g>
                  <svg:desc>SinInterpComparison.D7:SinInterpComparison.D7</svg:desc>
                </draw:g>
              </table:table-cell>
              <table:table-cell office:value-type="string">
                <text:p>Linear Interp Sin</text:p>
                <text:list>
                  <text:list-item>
                    <text:p>Linear Interp</text:p>
                  </text:list-item>
                  <text:list-item>
                    <text:p>Sin</text:p>
                  </text:list-item>
                </text:list>
                <draw:g>
                  <svg:desc>SinInterpComparison.F6:SinInterpComparison.F7</svg:desc>
                </draw:g>
              </table:table-cell>
              <table:table-cell office:value-type="string">
                <text:p>Taylor Interp Sin</text:p>
                <text:list>
                  <text:list-item>
                    <text:p>Taylor Interp</text:p>
                  </text:list-item>
                  <text:list-item>
                    <text:p>Sin</text:p>
                  </text:list-item>
                </text:list>
                <draw:g>
                  <svg:desc>SinInterpComparison.G6:SinInterpComparison.G7</svg:desc>
                </draw:g>
              </table:table-cell>
              <table:table-cell office:value-type="string">
                <text:p>Linear Error Sin</text:p>
                <text:list>
                  <text:list-item>
                    <text:p>Linear Error</text:p>
                  </text:list-item>
                  <text:list-item>
                    <text:p>Sin</text:p>
                  </text:list-item>
                </text:list>
                <draw:g>
                  <svg:desc>SinInterpComparison.H6:SinInterpComparison.H7</svg:desc>
                </draw:g>
              </table:table-cell>
              <table:table-cell office:value-type="string">
                <text:p>Taylor Error Sin</text:p>
                <text:list>
                  <text:list-item>
                    <text:p>Taylor Error</text:p>
                  </text:list-item>
                  <text:list-item>
                    <text:p>Sin</text:p>
                  </text:list-item>
                </text:list>
                <draw:g>
                  <svg:desc>SinInterpComparison.I6:SinInterpComparison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159265358979">
                <text:p>-3.14159265358979</text:p>
                <draw:g>
                  <svg:desc>SinInterpComparison.C10:SinInterpComparison.C28</svg:desc>
                </draw:g>
              </table:table-cell>
              <table:table-cell office:value-type="float" office:value="-1.22464679914735E-016">
                <text:p>-1.22464679914735E-016</text:p>
                <draw:g>
                  <svg:desc>SinInterpComparison.D10:SinInterpComparison.D28</svg:desc>
                </draw:g>
              </table:table-cell>
              <table:table-cell office:value-type="float" office:value="0">
                <text:p>0</text:p>
                <draw:g>
                  <svg:desc>SinInterpComparison.F10:SinInterpComparison.F28</svg:desc>
                </draw:g>
              </table:table-cell>
              <table:table-cell office:value-type="float" office:value="0.0140055395374964">
                <text:p>0.0140055395374964</text:p>
                <draw:g>
                  <svg:desc>SinInterpComparison.G10:SinInterpComparison.G28</svg:desc>
                </draw:g>
              </table:table-cell>
              <table:table-cell office:value-type="float" office:value="-1.22464679914735E-016">
                <text:p>-1.22464679914735E-016</text:p>
                <draw:g>
                  <svg:desc>SinInterpComparison.H10:SinInterpComparison.H28</svg:desc>
                </draw:g>
              </table:table-cell>
              <table:table-cell office:value-type="float" office:value="-0.0140055395374966">
                <text:p>-0.0140055395374966</text:p>
                <draw:g>
                  <svg:desc>SinInterpComparison.I10:SinInterpComparison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79252680319093">
                <text:p>-2.7925268031909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32139380484327">
                <text:p>-0.32139380484327</text:p>
              </table:table-cell>
              <table:table-cell office:value-type="float" office:value="-0.349065850398866">
                <text:p>-0.349065850398866</text:p>
              </table:table-cell>
              <table:table-cell office:value-type="float" office:value="-0.0206263384823991">
                <text:p>-0.0206263384823991</text:p>
              </table:table-cell>
              <table:table-cell office:value-type="float" office:value="0.00704570707319718">
                <text:p>0.00704570707319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44346095279206">
                <text:p>-2.44346095279206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604022773555054">
                <text:p>-0.604022773555054</text:p>
              </table:table-cell>
              <table:table-cell office:value-type="float" office:value="-0.670034747113841">
                <text:p>-0.670034747113841</text:p>
              </table:table-cell>
              <table:table-cell office:value-type="float" office:value="-0.0387648361314856">
                <text:p>-0.0387648361314856</text:p>
              </table:table-cell>
              <table:table-cell office:value-type="float" office:value="0.0272471374273016">
                <text:p>0.0272471374273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943951023932">
                <text:p>-2.0943951023932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813797681349374">
                <text:p>-0.813797681349374</text:p>
              </table:table-cell>
              <table:table-cell office:value-type="float" office:value="-0.910187564667191">
                <text:p>-0.910187564667191</text:p>
              </table:table-cell>
              <table:table-cell office:value-type="float" office:value="-0.0522277224350649">
                <text:p>-0.0522277224350649</text:p>
              </table:table-cell>
              <table:table-cell office:value-type="float" office:value="0.0441621608827525">
                <text:p>0.0441621608827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4532925199433">
                <text:p>-1.74532925199433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925416578398323">
                <text:p>-0.925416578398323</text:p>
              </table:table-cell>
              <table:table-cell office:value-type="float" office:value="-1.04055832898387">
                <text:p>-1.04055832898387</text:p>
              </table:table-cell>
              <table:table-cell office:value-type="float" office:value="-0.0593911746138847">
                <text:p>-0.0593911746138847</text:p>
              </table:table-cell>
              <table:table-cell office:value-type="float" office:value="0.0557505759716636">
                <text:p>0.0557505759716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39626340159546">
                <text:p>-1.39626340159546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925416578398323">
                <text:p>-0.925416578398323</text:p>
              </table:table-cell>
              <table:table-cell office:value-type="float" office:value="-1.04542240181973">
                <text:p>-1.04542240181973</text:p>
              </table:table-cell>
              <table:table-cell office:value-type="float" office:value="-0.0593911746138848">
                <text:p>-0.0593911746138848</text:p>
              </table:table-cell>
              <table:table-cell office:value-type="float" office:value="0.0606146488075204">
                <text:p>0.0606146488075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471975511966">
                <text:p>-1.0471975511966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813797681349374">
                <text:p>-0.813797681349374</text:p>
              </table:table-cell>
              <table:table-cell office:value-type="float" office:value="-0.924193104204688">
                <text:p>-0.924193104204688</text:p>
              </table:table-cell>
              <table:table-cell office:value-type="float" office:value="-0.052227722435065">
                <text:p>-0.052227722435065</text:p>
              </table:table-cell>
              <table:table-cell office:value-type="float" office:value="0.058167700420249">
                <text:p>0.058167700420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98131700797732">
                <text:p>-0.698131700797732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604022773555054">
                <text:p>-0.604022773555054</text:p>
              </table:table-cell>
              <table:table-cell office:value-type="float" office:value="-0.691492478585006">
                <text:p>-0.691492478585006</text:p>
              </table:table-cell>
              <table:table-cell office:value-type="float" office:value="-0.0387648361314856">
                <text:p>-0.0387648361314856</text:p>
              </table:table-cell>
              <table:table-cell office:value-type="float" office:value="0.0487048688984664">
                <text:p>0.0487048688984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49065850398866">
                <text:p>-0.349065850398866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32139380484327">
                <text:p>-0.32139380484327</text:p>
              </table:table-cell>
              <table:table-cell office:value-type="float" office:value="-0.375387654705887">
                <text:p>-0.375387654705887</text:p>
              </table:table-cell>
              <table:table-cell office:value-type="float" office:value="-0.0206263384823991">
                <text:p>-0.0206263384823991</text:p>
              </table:table-cell>
              <table:table-cell office:value-type="float" office:value="0.0333675113802188">
                <text:p>0.0333675113802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40055395374966">
                <text:p>-0.0140055395374966</text:p>
              </table:table-cell>
              <table:table-cell office:value-type="float" office:value="0">
                <text:p>0</text:p>
              </table:table-cell>
              <table:table-cell office:value-type="float" office:value="0.0140055395374966">
                <text:p>0.0140055395374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32139380484327">
                <text:p>0.32139380484327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0206263384823991">
                <text:p>0.0206263384823991</text:p>
              </table:table-cell>
              <table:table-cell office:value-type="float" office:value="-0.00704570707319718">
                <text:p>-0.00704570707319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604022773555054">
                <text:p>0.604022773555054</text:p>
              </table:table-cell>
              <table:table-cell office:value-type="float" office:value="0.670034747113841">
                <text:p>0.670034747113841</text:p>
              </table:table-cell>
              <table:table-cell office:value-type="float" office:value="0.0387648361314855">
                <text:p>0.0387648361314855</text:p>
              </table:table-cell>
              <table:table-cell office:value-type="float" office:value="-0.0272471374273016">
                <text:p>-0.0272471374273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13797681349374">
                <text:p>0.813797681349374</text:p>
              </table:table-cell>
              <table:table-cell office:value-type="float" office:value="0.910187564667191">
                <text:p>0.910187564667191</text:p>
              </table:table-cell>
              <table:table-cell office:value-type="float" office:value="0.052227722435065">
                <text:p>0.052227722435065</text:p>
              </table:table-cell>
              <table:table-cell office:value-type="float" office:value="-0.0441621608827523">
                <text:p>-0.0441621608827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25416578398323">
                <text:p>0.925416578398323</text:p>
              </table:table-cell>
              <table:table-cell office:value-type="float" office:value="1.04055832898387">
                <text:p>1.04055832898387</text:p>
              </table:table-cell>
              <table:table-cell office:value-type="float" office:value="0.0593911746138848">
                <text:p>0.0593911746138848</text:p>
              </table:table-cell>
              <table:table-cell office:value-type="float" office:value="-0.0557505759716636">
                <text:p>-0.0557505759716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25416578398323">
                <text:p>0.925416578398323</text:p>
              </table:table-cell>
              <table:table-cell office:value-type="float" office:value="1.04542240181973">
                <text:p>1.04542240181973</text:p>
              </table:table-cell>
              <table:table-cell office:value-type="float" office:value="0.0593911746138847">
                <text:p>0.0593911746138847</text:p>
              </table:table-cell>
              <table:table-cell office:value-type="float" office:value="-0.0606146488075204">
                <text:p>-0.0606146488075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13797681349374">
                <text:p>0.813797681349374</text:p>
              </table:table-cell>
              <table:table-cell office:value-type="float" office:value="0.924193104204688">
                <text:p>0.924193104204688</text:p>
              </table:table-cell>
              <table:table-cell office:value-type="float" office:value="0.0522277224350649">
                <text:p>0.0522277224350649</text:p>
              </table:table-cell>
              <table:table-cell office:value-type="float" office:value="-0.058167700420249">
                <text:p>-0.058167700420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604022773555054">
                <text:p>0.604022773555054</text:p>
              </table:table-cell>
              <table:table-cell office:value-type="float" office:value="0.691492478585006">
                <text:p>0.691492478585006</text:p>
              </table:table-cell>
              <table:table-cell office:value-type="float" office:value="0.0387648361314856">
                <text:p>0.0387648361314856</text:p>
              </table:table-cell>
              <table:table-cell office:value-type="float" office:value="-0.0487048688984664">
                <text:p>-0.04870486889846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32139380484327">
                <text:p>0.32139380484327</text:p>
              </table:table-cell>
              <table:table-cell office:value-type="float" office:value="0.375387654705888">
                <text:p>0.375387654705888</text:p>
              </table:table-cell>
              <table:table-cell office:value-type="float" office:value="0.0206263384823991">
                <text:p>0.0206263384823991</text:p>
              </table:table-cell>
              <table:table-cell office:value-type="float" office:value="-0.0333675113802189">
                <text:p>-0.03336751138021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0">
                <text:p>0</text:p>
              </table:table-cell>
              <table:table-cell office:value-type="float" office:value="0.0140055395374967">
                <text:p>0.0140055395374967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0140055395374966">
                <text:p>-0.01400553953749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7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7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7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17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7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88cm" svg:height="15.542cm" xlink:href=".." xlink:type="simple" chart:class="chart:scatter" chart:style-name="ch1">
        <chart:title svg:x="14.96cm" svg:y="0.446cm" chart:style-name="ch2">
          <text:p>Taylor Vs. Linear Interpolation</text:p>
        </chart:title>
        <chart:subtitle svg:x="16.401cm" svg:y="1.535cm" chart:style-name="ch3">
          <text:p>Cos Comparison</text:p>
        </chart:subtitle>
        <chart:legend chart:legend-position="end" svg:x="31.943cm" svg:y="6.411cm" style:legend-expansion="high" chart:style-name="ch4"/>
        <chart:plot-area chart:style-name="ch5" table:cell-range-address="CosineInterpolation.C10:CosineInterpolation.C28 CosineInterpolation.E7:CosineInterpolation.E7 CosineInterpolation.E10:CosineInterpolation.I28 CosineInterpolation.F6:CosineInterpolation.I7" chart:data-source-has-labels="row" svg:x="1.755cm" svg:y="2.838cm" svg:width="28.754cm" svg:height="11.386cm">
          <chartooo:coordinate-region svg:x="2.324cm" svg:y="3.05cm" svg:width="27.667cm" svg:height="10.962cm"/>
          <chart:axis chart:dimension="x" chart:name="primary-x" chart:style-name="ch6">
            <chart:title svg:x="15.453cm" svg:y="14.535cm" chart:style-name="ch7">
              <text:p>Radians</text:p>
            </chart:title>
            <chart:grid chart:style-name="ch8" chart:class="major"/>
            <chart:grid chart:style-name="ch8" chart:class="minor"/>
          </chart:axis>
          <chart:axis chart:dimension="y" chart:name="primary-y" chart:style-name="ch6">
            <chart:title svg:x="0.451cm" svg:y="9.686cm" chart:style-name="ch9">
              <text:p>Cos Magnitude</text:p>
            </chart:title>
            <chart:grid chart:style-name="ch8" chart:class="major"/>
            <chart:grid chart:style-name="ch8" chart:class="minor"/>
          </chart:axis>
          <chart:series chart:style-name="ch10" chart:values-cell-range-address="CosineInterpolation.E10:CosineInterpolation.E28" chart:label-cell-address="CosineInterpolation.E7:CosineInterpolation.E7" chart:class="chart:scatter">
            <chart:domain table:cell-range-address="CosineInterpolation.C10:CosineInterpolation.C28"/>
            <chart:data-point chart:repeated="19"/>
          </chart:series>
          <chart:series chart:style-name="ch11" chart:values-cell-range-address="CosineInterpolation.F10:CosineInterpolation.F28" chart:label-cell-address="CosineInterpolation.F6:CosineInterpolation.F7" chart:class="chart:scatter">
            <chart:data-point chart:repeated="19"/>
          </chart:series>
          <chart:series chart:style-name="ch12" chart:values-cell-range-address="CosineInterpolation.G10:CosineInterpolation.G28" chart:label-cell-address="CosineInterpolation.G6:CosineInterpolation.G7" chart:class="chart:scatter">
            <chart:data-point chart:repeated="19"/>
          </chart:series>
          <chart:series chart:style-name="ch13" chart:values-cell-range-address="CosineInterpolation.H10:CosineInterpolation.H28" chart:label-cell-address="CosineInterpolation.H6:CosineInterpolation.H7" chart:class="chart:scatter">
            <chart:data-point chart:repeated="19"/>
          </chart:series>
          <chart:series chart:style-name="ch14" chart:values-cell-range-address="CosineInterpolation.I10:CosineInterpolation.I28" chart:label-cell-address="CosineInterpolation.I6:CosineInterpolation.I7" chart:class="chart:scatter"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s</text:p>
                <draw:g>
                  <svg:desc>CosineInterpolation.E7:CosineInterpolation.E7</svg:desc>
                </draw:g>
              </table:table-cell>
              <table:table-cell office:value-type="string">
                <text:p>Linear Interp Cos</text:p>
                <text:list>
                  <text:list-item>
                    <text:p>Linear Interp</text:p>
                  </text:list-item>
                  <text:list-item>
                    <text:p>Cos</text:p>
                  </text:list-item>
                </text:list>
                <draw:g>
                  <svg:desc>CosineInterpolation.F6:CosineInterpolation.F7</svg:desc>
                </draw:g>
              </table:table-cell>
              <table:table-cell office:value-type="string">
                <text:p>Taylor Interp Cos</text:p>
                <text:list>
                  <text:list-item>
                    <text:p>Taylor Interp</text:p>
                  </text:list-item>
                  <text:list-item>
                    <text:p>Cos</text:p>
                  </text:list-item>
                </text:list>
                <draw:g>
                  <svg:desc>CosineInterpolation.G6:CosineInterpolation.G7</svg:desc>
                </draw:g>
              </table:table-cell>
              <table:table-cell office:value-type="string">
                <text:p>Linear Error Cos</text:p>
                <text:list>
                  <text:list-item>
                    <text:p>Linear Error</text:p>
                  </text:list-item>
                  <text:list-item>
                    <text:p>Cos</text:p>
                  </text:list-item>
                </text:list>
                <draw:g>
                  <svg:desc>CosineInterpolation.H6:CosineInterpolation.H7</svg:desc>
                </draw:g>
              </table:table-cell>
              <table:table-cell office:value-type="string">
                <text:p>Taylor Error Cos</text:p>
                <text:list>
                  <text:list-item>
                    <text:p>Taylor Error</text:p>
                  </text:list-item>
                  <text:list-item>
                    <text:p>Cos</text:p>
                  </text:list-item>
                </text:list>
                <draw:g>
                  <svg:desc>CosineInterpolation.I6:CosineInterpolation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159265358979">
                <text:p>-3.14159265358979</text:p>
                <draw:g>
                  <svg:desc>CosineInterpolation.C10:CosineInterpolation.C28</svg:desc>
                </draw:g>
              </table:table-cell>
              <table:table-cell office:value-type="float" office:value="-1">
                <text:p>-1</text:p>
                <draw:g>
                  <svg:desc>CosineInterpolation.E10:CosineInterpolation.E28</svg:desc>
                </draw:g>
              </table:table-cell>
              <table:table-cell office:value-type="float" office:value="-0.939692620785908">
                <text:p>-0.939692620785908</text:p>
                <draw:g>
                  <svg:desc>CosineInterpolation.F10:CosineInterpolation.F28</svg:desc>
                </draw:g>
              </table:table-cell>
              <table:table-cell office:value-type="float" office:value="-1.05908017296943">
                <text:p>-1.05908017296943</text:p>
                <draw:g>
                  <svg:desc>CosineInterpolation.G10:CosineInterpolation.G28</svg:desc>
                </draw:g>
              </table:table-cell>
              <table:table-cell office:value-type="float" office:value="-0.0603073792140916">
                <text:p>-0.0603073792140916</text:p>
                <draw:g>
                  <svg:desc>CosineInterpolation.H10:CosineInterpolation.H28</svg:desc>
                </draw:g>
              </table:table-cell>
              <table:table-cell office:value-type="float" office:value="0.059080172969425">
                <text:p>0.059080172969425</text:p>
                <draw:g>
                  <svg:desc>CosineInterpolation.I10:CosineInterpolation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79252680319093">
                <text:p>-2.7925268031909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-0.883022221559489">
                <text:p>-0.883022221559489</text:p>
              </table:table-cell>
              <table:table-cell office:value-type="float" office:value="-1">
                <text:p>-1</text:p>
              </table:table-cell>
              <table:table-cell office:value-type="float" office:value="-0.0566703992264194">
                <text:p>-0.0566703992264194</text:p>
              </table:table-cell>
              <table:table-cell office:value-type="float" office:value="0.0603073792140917">
                <text:p>0.06030737921409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44346095279206">
                <text:p>-2.44346095279206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719846310392954">
                <text:p>-0.719846310392954</text:p>
              </table:table-cell>
              <table:table-cell office:value-type="float" office:value="-0.820305068602392">
                <text:p>-0.820305068602392</text:p>
              </table:table-cell>
              <table:table-cell office:value-type="float" office:value="-0.0461981327260238">
                <text:p>-0.0461981327260238</text:p>
              </table:table-cell>
              <table:table-cell office:value-type="float" office:value="0.0542606254834138">
                <text:p>0.0542606254834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0943951023932">
                <text:p>-2.0943951023932</text:p>
              </table:table-cell>
              <table:table-cell office:value-type="float" office:value="-0.5">
                <text:p>-0.5</text:p>
              </table:table-cell>
              <table:table-cell office:value-type="float" office:value="-0.469846310392954">
                <text:p>-0.469846310392954</text:p>
              </table:table-cell>
              <table:table-cell office:value-type="float" office:value="-0.541669239517892">
                <text:p>-0.541669239517892</text:p>
              </table:table-cell>
              <table:table-cell office:value-type="float" office:value="-0.0301536896070457">
                <text:p>-0.0301536896070457</text:p>
              </table:table-cell>
              <table:table-cell office:value-type="float" office:value="0.0416692395178919">
                <text:p>0.04166923951789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4532925199433">
                <text:p>-1.74532925199433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163175911166535">
                <text:p>-0.163175911166535</text:p>
              </table:table-cell>
              <table:table-cell office:value-type="float" office:value="-0.197700105960964">
                <text:p>-0.197700105960964</text:p>
              </table:table-cell>
              <table:table-cell office:value-type="float" office:value="-0.0104722665003955">
                <text:p>-0.0104722665003955</text:p>
              </table:table-cell>
              <table:table-cell office:value-type="float" office:value="0.0240519282940333">
                <text:p>0.0240519282940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39626340159546">
                <text:p>-1.39626340159546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163175911166535">
                <text:p>0.163175911166535</text:p>
              </table:table-cell>
              <table:table-cell office:value-type="float" office:value="0.170114578117672">
                <text:p>0.170114578117672</text:p>
              </table:table-cell>
              <table:table-cell office:value-type="float" office:value="0.0104722665003955">
                <text:p>0.0104722665003955</text:p>
              </table:table-cell>
              <table:table-cell office:value-type="float" office:value="0.00353359954925797">
                <text:p>0.00353359954925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471975511966">
                <text:p>-1.0471975511966</text:p>
              </table:table-cell>
              <table:table-cell office:value-type="float" office:value="0.5">
                <text:p>0.5</text:p>
              </table:table-cell>
              <table:table-cell office:value-type="float" office:value="0.469846310392954">
                <text:p>0.469846310392954</text:p>
              </table:table-cell>
              <table:table-cell office:value-type="float" office:value="0.517410933451533">
                <text:p>0.517410933451533</text:p>
              </table:table-cell>
              <table:table-cell office:value-type="float" office:value="0.0301536896070458">
                <text:p>0.0301536896070458</text:p>
              </table:table-cell>
              <table:table-cell office:value-type="float" office:value="-0.017410933451533">
                <text:p>-0.017410933451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698131700797732">
                <text:p>-0.698131700797732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719846310392954">
                <text:p>0.719846310392954</text:p>
              </table:table-cell>
              <table:table-cell office:value-type="float" office:value="0.802299894039036">
                <text:p>0.802299894039036</text:p>
              </table:table-cell>
              <table:table-cell office:value-type="float" office:value="0.0461981327260238">
                <text:p>0.0461981327260238</text:p>
              </table:table-cell>
              <table:table-cell office:value-type="float" office:value="-0.0362554509200583">
                <text:p>-0.0362554509200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49065850398866">
                <text:p>-0.349065850398866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883022221559489">
                <text:p>0.883022221559489</text:p>
              </table:table-cell>
              <table:table-cell office:value-type="float" office:value="0.990419646720064">
                <text:p>0.990419646720064</text:p>
              </table:table-cell>
              <table:table-cell office:value-type="float" office:value="0.0566703992264194">
                <text:p>0.0566703992264194</text:p>
              </table:table-cell>
              <table:table-cell office:value-type="float" office:value="-0.0507270259341557">
                <text:p>-0.05072702593415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1.05908017296943">
                <text:p>1.05908017296943</text:p>
              </table:table-cell>
              <table:table-cell office:value-type="float" office:value="0.0603073792140916">
                <text:p>0.0603073792140916</text:p>
              </table:table-cell>
              <table:table-cell office:value-type="float" office:value="-0.059080172969425">
                <text:p>-0.059080172969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49065850398866">
                <text:p>0.349065850398866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883022221559489">
                <text:p>0.883022221559489</text:p>
              </table:table-cell>
              <table:table-cell office:value-type="float" office:value="1">
                <text:p>1</text:p>
              </table:table-cell>
              <table:table-cell office:value-type="float" office:value="0.0566703992264195">
                <text:p>0.0566703992264195</text:p>
              </table:table-cell>
              <table:table-cell office:value-type="float" office:value="-0.0603073792140916">
                <text:p>-0.0603073792140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98131700797732">
                <text:p>0.698131700797732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719846310392954">
                <text:p>0.719846310392954</text:p>
              </table:table-cell>
              <table:table-cell office:value-type="float" office:value="0.820305068602392">
                <text:p>0.820305068602392</text:p>
              </table:table-cell>
              <table:table-cell office:value-type="float" office:value="0.0461981327260238">
                <text:p>0.0461981327260238</text:p>
              </table:table-cell>
              <table:table-cell office:value-type="float" office:value="-0.0542606254834138">
                <text:p>-0.0542606254834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71975511966">
                <text:p>1.0471975511966</text:p>
              </table:table-cell>
              <table:table-cell office:value-type="float" office:value="0.5">
                <text:p>0.5</text:p>
              </table:table-cell>
              <table:table-cell office:value-type="float" office:value="0.469846310392954">
                <text:p>0.469846310392954</text:p>
              </table:table-cell>
              <table:table-cell office:value-type="float" office:value="0.541669239517892">
                <text:p>0.541669239517892</text:p>
              </table:table-cell>
              <table:table-cell office:value-type="float" office:value="0.0301536896070458">
                <text:p>0.0301536896070458</text:p>
              </table:table-cell>
              <table:table-cell office:value-type="float" office:value="-0.0416692395178918">
                <text:p>-0.04166923951789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163175911166535">
                <text:p>0.163175911166535</text:p>
              </table:table-cell>
              <table:table-cell office:value-type="float" office:value="0.197700105960964">
                <text:p>0.197700105960964</text:p>
              </table:table-cell>
              <table:table-cell office:value-type="float" office:value="0.0104722665003955">
                <text:p>0.0104722665003955</text:p>
              </table:table-cell>
              <table:table-cell office:value-type="float" office:value="-0.0240519282940334">
                <text:p>-0.0240519282940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4532925199433">
                <text:p>1.74532925199433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163175911166535">
                <text:p>-0.163175911166535</text:p>
              </table:table-cell>
              <table:table-cell office:value-type="float" office:value="-0.170114578117672">
                <text:p>-0.170114578117672</text:p>
              </table:table-cell>
              <table:table-cell office:value-type="float" office:value="-0.0104722665003955">
                <text:p>-0.0104722665003955</text:p>
              </table:table-cell>
              <table:table-cell office:value-type="float" office:value="-0.00353359954925797">
                <text:p>-0.003533599549257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943951023932">
                <text:p>2.0943951023932</text:p>
              </table:table-cell>
              <table:table-cell office:value-type="float" office:value="-0.5">
                <text:p>-0.5</text:p>
              </table:table-cell>
              <table:table-cell office:value-type="float" office:value="-0.469846310392954">
                <text:p>-0.469846310392954</text:p>
              </table:table-cell>
              <table:table-cell office:value-type="float" office:value="-0.517410933451533">
                <text:p>-0.517410933451533</text:p>
              </table:table-cell>
              <table:table-cell office:value-type="float" office:value="-0.0301536896070457">
                <text:p>-0.0301536896070457</text:p>
              </table:table-cell>
              <table:table-cell office:value-type="float" office:value="0.0174109334515331">
                <text:p>0.01741093345153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4346095279206">
                <text:p>2.44346095279206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719846310392954">
                <text:p>-0.719846310392954</text:p>
              </table:table-cell>
              <table:table-cell office:value-type="float" office:value="-0.802299894039036">
                <text:p>-0.802299894039036</text:p>
              </table:table-cell>
              <table:table-cell office:value-type="float" office:value="-0.0461981327260239">
                <text:p>-0.0461981327260239</text:p>
              </table:table-cell>
              <table:table-cell office:value-type="float" office:value="0.0362554509200582">
                <text:p>0.0362554509200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9252680319093">
                <text:p>2.79252680319093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-0.883022221559489">
                <text:p>-0.883022221559489</text:p>
              </table:table-cell>
              <table:table-cell office:value-type="float" office:value="-0.990419646720064">
                <text:p>-0.990419646720064</text:p>
              </table:table-cell>
              <table:table-cell office:value-type="float" office:value="-0.0566703992264194">
                <text:p>-0.0566703992264194</text:p>
              </table:table-cell>
              <table:table-cell office:value-type="float" office:value="0.0507270259341558">
                <text:p>0.0507270259341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4159265358979">
                <text:p>3.14159265358979</text:p>
              </table:table-cell>
              <table:table-cell office:value-type="float" office:value="-1">
                <text:p>-1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-1.05908017296943">
                <text:p>-1.05908017296943</text:p>
              </table:table-cell>
              <table:table-cell office:value-type="float" office:value="-0.0603073792140917">
                <text:p>-0.0603073792140917</text:p>
              </table:table-cell>
              <table:table-cell office:value-type="float" office:value="0.059080172969425">
                <text:p>0.059080172969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